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uref_LB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uref_SI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scosidad dinámica</text:p>
          </table:table-cell>
          <table:table-cell table:style-name="ce1" office:value-type="float" office:value="0.00166667" calcext:value-type="float">
            <text:p>1.67E-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laxation fa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nsida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_LB</text:p>
          </table:table-cell>
          <table:table-cell table:formula="of:=([.H3]-0.5)/3" office:value-type="float" office:value="0.166666666666667" calcext:value-type="float">
            <text:p>0.166666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ncremento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table:formula="of:=[.D5]*[.D2]*[.D4]/[.D3]" office:value-type="float" office:value="719.99856000288" calcext:value-type="float">
            <text:p>719.99856000288</text:p>
          </table:table-cell>
          <table:table-cell table:number-columns-repeated="2"/>
          <table:table-cell office:value-type="string" calcext:value-type="string">
            <text:p>length_parameter</text:p>
          </table:table-cell>
          <table:table-cell table:formula="of:=[.H5]" office:value-type="float" office:value="0.01" calcext:value-type="float">
            <text:p>0.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ax</text:p>
          </table:table-cell>
          <table:table-cell table:formula="of:=2*[.D3]*[.D5]/([.D2]/2)^2" office:value-type="float" office:value="0.00925927777777778" calcext:value-type="float">
            <text:p>0.009259277777778</text:p>
          </table:table-cell>
          <table:table-cell office:value-type="string" calcext:value-type="string">
            <text:p>fuerza volumetrica</text:p>
          </table:table-cell>
          <table:table-cell/>
          <table:table-cell office:value-type="string" calcext:value-type="string">
            <text:p>time_parameter</text:p>
          </table:table-cell>
          <table:table-cell table:formula="of:=[.H6]*[.H1]/[.H2]" office:value-type="float" office:value="0.00005" calcext:value-type="float">
            <text:p>5E-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</text:p>
          </table:table-cell>
          <table:table-cell table:formula="of:=4/3*[.D2]/2*[.D5]"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nu_SI</text:p>
          </table:table-cell>
          <table:table-cell table:formula="of:=[.H4]*[.H6]*[.H6]/[.H7]" office:value-type="float" office:value="0.333333333333333" calcext:value-type="float">
            <text:p>0.33333333333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m</text:p>
          </table:table-cell>
          <table:table-cell table:formula="of:=[.D8]/[.D2]" office:value-type="float" office:value="0.666666666666667" calcext:value-type="float">
            <text:p>0.666666666666667</text:p>
          </table:table-cell>
          <table:table-cell table:number-columns-repeated="2"/>
          <table:table-cell office:value-type="string" calcext:value-type="string">
            <text:p>RE_LB</text:p>
          </table:table-cell>
          <table:table-cell table:formula="of:=[.D5]/[.H2]*[.H1]*([.D2]/[.H5])/[.H4]" office:value-type="float" office:value="3.6" calcext:value-type="float">
            <text:p>3.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difussive scaling</text:p>
          </table:table-cell>
          <table:table-cell table:formula="of:=[.H7]/([.H6]*[.H6])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_LB</text:p>
          </table:table-cell>
          <table:table-cell table:formula="of:=[.D3]*[.H7]/([.H6]*[.H6])" office:value-type="float" office:value="0.000833335" calcext:value-type="float">
            <text:p>0.00083333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</text:p>
          </table:table-cell>
          <table:table-cell table:formula="of:=2*[.H8]*[.D5]/([.D2]/2)^2" office:value-type="float" office:value="1.85185185185185" calcext:value-type="float">
            <text:p>1.851851851851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cremento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y (m)</text:p>
          </table:table-cell>
          <table:table-cell office:value-type="string" calcext:value-type="string">
            <text:p>u (m/s)</text:p>
          </table:table-cell>
          <table:table-cell/>
        </table:table-row>
        <table:table-row table:style-name="ro1">
          <table:table-cell table:number-columns-repeated="5"/>
          <table:table-cell table:formula="of:=[.D2]/2" office:value-type="float" office:value="0.6" calcext:value-type="float">
            <text:p>0.6</text:p>
          </table:table-cell>
          <table:table-cell table:formula="of:=[.$D$7]*([.$D$2]/2)^2/(2*[.$D$3])*(1-[.F17]^2/([.$D$2]/2)^2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formula="of:=[.F17]-[.$D$15]" office:value-type="float" office:value="0.599" calcext:value-type="float">
            <text:p>0.599</text:p>
          </table:table-cell>
          <table:table-cell table:formula="of:=[.$D$7]*([.$D$2]/2)^2/(2*[.$D$3])*(1-[.F18]^2/([.$D$2]/2)^2)" office:value-type="float" office:value="0.00333055555555562" calcext:value-type="float">
            <text:p>0.003330555555556</text:p>
          </table:table-cell>
          <table:table-cell/>
        </table:table-row>
        <table:table-row table:style-name="ro1">
          <table:table-cell table:number-columns-repeated="5"/>
          <table:table-cell table:formula="of:=[.F18]-[.$D$15]" office:value-type="float" office:value="0.598" calcext:value-type="float">
            <text:p>0.598</text:p>
          </table:table-cell>
          <table:table-cell table:formula="of:=[.$D$7]*([.$D$2]/2)^2/(2*[.$D$3])*(1-[.F19]^2/([.$D$2]/2)^2)" office:value-type="float" office:value="0.00665555555555564" calcext:value-type="float">
            <text:p>0.006655555555556</text:p>
          </table:table-cell>
          <table:table-cell/>
        </table:table-row>
        <table:table-row table:style-name="ro1">
          <table:table-cell table:number-columns-repeated="5"/>
          <table:table-cell table:formula="of:=[.F19]-[.$D$15]" office:value-type="float" office:value="0.597" calcext:value-type="float">
            <text:p>0.597</text:p>
          </table:table-cell>
          <table:table-cell table:formula="of:=[.$D$7]*([.$D$2]/2)^2/(2*[.$D$3])*(1-[.F20]^2/([.$D$2]/2)^2)" office:value-type="float" office:value="0.00997500000000007" calcext:value-type="float">
            <text:p>0.009975</text:p>
          </table:table-cell>
          <table:table-cell/>
        </table:table-row>
        <table:table-row table:style-name="ro1">
          <table:table-cell table:number-columns-repeated="5"/>
          <table:table-cell table:formula="of:=[.F20]-[.$D$15]" office:value-type="float" office:value="0.596" calcext:value-type="float">
            <text:p>0.596</text:p>
          </table:table-cell>
          <table:table-cell table:formula="of:=[.$D$7]*([.$D$2]/2)^2/(2*[.$D$3])*(1-[.F21]^2/([.$D$2]/2)^2)" office:value-type="float" office:value="0.0132888888888889" calcext:value-type="float">
            <text:p>0.013288888888889</text:p>
          </table:table-cell>
          <table:table-cell/>
        </table:table-row>
        <table:table-row table:style-name="ro1">
          <table:table-cell table:number-columns-repeated="5"/>
          <table:table-cell table:formula="of:=[.F21]-[.$D$15]" office:value-type="float" office:value="0.595" calcext:value-type="float">
            <text:p>0.595</text:p>
          </table:table-cell>
          <table:table-cell table:formula="of:=[.$D$7]*([.$D$2]/2)^2/(2*[.$D$3])*(1-[.F22]^2/([.$D$2]/2)^2)" office:value-type="float" office:value="0.0165972222222223" calcext:value-type="float">
            <text:p>0.016597222222222</text:p>
          </table:table-cell>
          <table:table-cell/>
        </table:table-row>
        <table:table-row table:style-name="ro1">
          <table:table-cell table:number-columns-repeated="5"/>
          <table:table-cell table:formula="of:=[.F22]-[.$D$15]" office:value-type="float" office:value="0.594" calcext:value-type="float">
            <text:p>0.594</text:p>
          </table:table-cell>
          <table:table-cell table:formula="of:=[.$D$7]*([.$D$2]/2)^2/(2*[.$D$3])*(1-[.F23]^2/([.$D$2]/2)^2)" office:value-type="float" office:value="0.0199" calcext:value-type="float">
            <text:p>0.0199</text:p>
          </table:table-cell>
          <table:table-cell/>
        </table:table-row>
        <table:table-row table:style-name="ro1">
          <table:table-cell table:number-columns-repeated="5"/>
          <table:table-cell table:formula="of:=[.F23]-[.$D$15]" office:value-type="float" office:value="0.593" calcext:value-type="float">
            <text:p>0.593</text:p>
          </table:table-cell>
          <table:table-cell table:formula="of:=[.$D$7]*([.$D$2]/2)^2/(2*[.$D$3])*(1-[.F24]^2/([.$D$2]/2)^2)" office:value-type="float" office:value="0.0231972222222222" calcext:value-type="float">
            <text:p>0.023197222222222</text:p>
          </table:table-cell>
          <table:table-cell/>
        </table:table-row>
        <table:table-row table:style-name="ro1">
          <table:table-cell table:number-columns-repeated="5"/>
          <table:table-cell table:formula="of:=[.F24]-[.$D$15]" office:value-type="float" office:value="0.592" calcext:value-type="float">
            <text:p>0.592</text:p>
          </table:table-cell>
          <table:table-cell table:formula="of:=[.$D$7]*([.$D$2]/2)^2/(2*[.$D$3])*(1-[.F25]^2/([.$D$2]/2)^2)" office:value-type="float" office:value="0.026488888888889" calcext:value-type="float">
            <text:p>0.026488888888889</text:p>
          </table:table-cell>
          <table:table-cell/>
        </table:table-row>
        <table:table-row table:style-name="ro1">
          <table:table-cell table:number-columns-repeated="5"/>
          <table:table-cell table:formula="of:=[.F25]-[.$D$15]" office:value-type="float" office:value="0.591" calcext:value-type="float">
            <text:p>0.591</text:p>
          </table:table-cell>
          <table:table-cell table:formula="of:=[.$D$7]*([.$D$2]/2)^2/(2*[.$D$3])*(1-[.F26]^2/([.$D$2]/2)^2)" office:value-type="float" office:value="0.0297750000000001" calcext:value-type="float">
            <text:p>0.029775</text:p>
          </table:table-cell>
          <table:table-cell/>
        </table:table-row>
        <table:table-row table:style-name="ro1">
          <table:table-cell table:number-columns-repeated="5"/>
          <table:table-cell table:formula="of:=[.F26]-[.$D$15]" office:value-type="float" office:value="0.59" calcext:value-type="float">
            <text:p>0.59</text:p>
          </table:table-cell>
          <table:table-cell table:formula="of:=[.$D$7]*([.$D$2]/2)^2/(2*[.$D$3])*(1-[.F27]^2/([.$D$2]/2)^2)" office:value-type="float" office:value="0.0330555555555556" calcext:value-type="float">
            <text:p>0.033055555555556</text:p>
          </table:table-cell>
          <table:table-cell/>
        </table:table-row>
        <table:table-row table:style-name="ro1">
          <table:table-cell table:number-columns-repeated="5"/>
          <table:table-cell table:formula="of:=[.F27]-[.$D$15]" office:value-type="float" office:value="0.589" calcext:value-type="float">
            <text:p>0.589</text:p>
          </table:table-cell>
          <table:table-cell table:formula="of:=[.$D$7]*([.$D$2]/2)^2/(2*[.$D$3])*(1-[.F28]^2/([.$D$2]/2)^2)" office:value-type="float" office:value="0.0363305555555555" calcext:value-type="float">
            <text:p>0.036330555555556</text:p>
          </table:table-cell>
          <table:table-cell/>
        </table:table-row>
        <table:table-row table:style-name="ro1">
          <table:table-cell table:number-columns-repeated="5"/>
          <table:table-cell table:formula="of:=[.F28]-[.$D$15]" office:value-type="float" office:value="0.588" calcext:value-type="float">
            <text:p>0.588</text:p>
          </table:table-cell>
          <table:table-cell table:formula="of:=[.$D$7]*([.$D$2]/2)^2/(2*[.$D$3])*(1-[.F29]^2/([.$D$2]/2)^2)" office:value-type="float" office:value="0.0396000000000001" calcext:value-type="float">
            <text:p>0.0396</text:p>
          </table:table-cell>
          <table:table-cell/>
        </table:table-row>
        <table:table-row table:style-name="ro1">
          <table:table-cell table:number-columns-repeated="5"/>
          <table:table-cell table:formula="of:=[.F29]-[.$D$15]" office:value-type="float" office:value="0.587" calcext:value-type="float">
            <text:p>0.587</text:p>
          </table:table-cell>
          <table:table-cell table:formula="of:=[.$D$7]*([.$D$2]/2)^2/(2*[.$D$3])*(1-[.F30]^2/([.$D$2]/2)^2)" office:value-type="float" office:value="0.0428638888888889" calcext:value-type="float">
            <text:p>0.042863888888889</text:p>
          </table:table-cell>
          <table:table-cell/>
        </table:table-row>
        <table:table-row table:style-name="ro1">
          <table:table-cell table:number-columns-repeated="5"/>
          <table:table-cell table:formula="of:=[.F30]-[.$D$15]" office:value-type="float" office:value="0.586" calcext:value-type="float">
            <text:p>0.586</text:p>
          </table:table-cell>
          <table:table-cell table:formula="of:=[.$D$7]*([.$D$2]/2)^2/(2*[.$D$3])*(1-[.F31]^2/([.$D$2]/2)^2)" office:value-type="float" office:value="0.0461222222222223" calcext:value-type="float">
            <text:p>0.046122222222222</text:p>
          </table:table-cell>
          <table:table-cell/>
        </table:table-row>
        <table:table-row table:style-name="ro1">
          <table:table-cell table:number-columns-repeated="5"/>
          <table:table-cell table:formula="of:=[.F31]-[.$D$15]" office:value-type="float" office:value="0.585" calcext:value-type="float">
            <text:p>0.585</text:p>
          </table:table-cell>
          <table:table-cell table:formula="of:=[.$D$7]*([.$D$2]/2)^2/(2*[.$D$3])*(1-[.F32]^2/([.$D$2]/2)^2)" office:value-type="float" office:value="0.0493750000000002" calcext:value-type="float">
            <text:p>0.049375</text:p>
          </table:table-cell>
          <table:table-cell/>
        </table:table-row>
        <table:table-row table:style-name="ro1">
          <table:table-cell table:number-columns-repeated="5"/>
          <table:table-cell table:formula="of:=[.F32]-[.$D$15]" office:value-type="float" office:value="0.584" calcext:value-type="float">
            <text:p>0.584</text:p>
          </table:table-cell>
          <table:table-cell table:formula="of:=[.$D$7]*([.$D$2]/2)^2/(2*[.$D$3])*(1-[.F33]^2/([.$D$2]/2)^2)" office:value-type="float" office:value="0.0526222222222223" calcext:value-type="float">
            <text:p>0.052622222222222</text:p>
          </table:table-cell>
          <table:table-cell/>
        </table:table-row>
        <table:table-row table:style-name="ro1">
          <table:table-cell table:number-columns-repeated="5"/>
          <table:table-cell table:formula="of:=[.F33]-[.$D$15]" office:value-type="float" office:value="0.583" calcext:value-type="float">
            <text:p>0.583</text:p>
          </table:table-cell>
          <table:table-cell table:formula="of:=[.$D$7]*([.$D$2]/2)^2/(2*[.$D$3])*(1-[.F34]^2/([.$D$2]/2)^2)" office:value-type="float" office:value="0.0558638888888891" calcext:value-type="float">
            <text:p>0.055863888888889</text:p>
          </table:table-cell>
          <table:table-cell/>
        </table:table-row>
        <table:table-row table:style-name="ro1">
          <table:table-cell table:number-columns-repeated="5"/>
          <table:table-cell table:formula="of:=[.F34]-[.$D$15]" office:value-type="float" office:value="0.582" calcext:value-type="float">
            <text:p>0.582</text:p>
          </table:table-cell>
          <table:table-cell table:formula="of:=[.$D$7]*([.$D$2]/2)^2/(2*[.$D$3])*(1-[.F35]^2/([.$D$2]/2)^2)" office:value-type="float" office:value="0.0591000000000001" calcext:value-type="float">
            <text:p>0.0591</text:p>
          </table:table-cell>
          <table:table-cell/>
        </table:table-row>
        <table:table-row table:style-name="ro1">
          <table:table-cell table:number-columns-repeated="5"/>
          <table:table-cell table:formula="of:=[.F35]-[.$D$15]" office:value-type="float" office:value="0.581" calcext:value-type="float">
            <text:p>0.581</text:p>
          </table:table-cell>
          <table:table-cell table:formula="of:=[.$D$7]*([.$D$2]/2)^2/(2*[.$D$3])*(1-[.F36]^2/([.$D$2]/2)^2)" office:value-type="float" office:value="0.0623305555555557" calcext:value-type="float">
            <text:p>0.062330555555556</text:p>
          </table:table-cell>
          <table:table-cell/>
        </table:table-row>
        <table:table-row table:style-name="ro1">
          <table:table-cell table:number-columns-repeated="5"/>
          <table:table-cell table:formula="of:=[.F36]-[.$D$15]" office:value-type="float" office:value="0.58" calcext:value-type="float">
            <text:p>0.58</text:p>
          </table:table-cell>
          <table:table-cell table:formula="of:=[.$D$7]*([.$D$2]/2)^2/(2*[.$D$3])*(1-[.F37]^2/([.$D$2]/2)^2)" office:value-type="float" office:value="0.0655555555555556" calcext:value-type="float">
            <text:p>0.065555555555556</text:p>
          </table:table-cell>
          <table:table-cell/>
        </table:table-row>
        <table:table-row table:style-name="ro1">
          <table:table-cell table:number-columns-repeated="5"/>
          <table:table-cell table:formula="of:=[.F37]-[.$D$15]" office:value-type="float" office:value="0.579" calcext:value-type="float">
            <text:p>0.579</text:p>
          </table:table-cell>
          <table:table-cell table:formula="of:=[.$D$7]*([.$D$2]/2)^2/(2*[.$D$3])*(1-[.F38]^2/([.$D$2]/2)^2)" office:value-type="float" office:value="0.0687750000000002" calcext:value-type="float">
            <text:p>0.068775</text:p>
          </table:table-cell>
          <table:table-cell/>
        </table:table-row>
        <table:table-row table:style-name="ro1">
          <table:table-cell table:number-columns-repeated="5"/>
          <table:table-cell table:formula="of:=[.F38]-[.$D$15]" office:value-type="float" office:value="0.578" calcext:value-type="float">
            <text:p>0.578</text:p>
          </table:table-cell>
          <table:table-cell table:formula="of:=[.$D$7]*([.$D$2]/2)^2/(2*[.$D$3])*(1-[.F39]^2/([.$D$2]/2)^2)" office:value-type="float" office:value="0.071988888888889" calcext:value-type="float">
            <text:p>0.071988888888889</text:p>
          </table:table-cell>
          <table:table-cell/>
        </table:table-row>
        <table:table-row table:style-name="ro1">
          <table:table-cell table:number-columns-repeated="5"/>
          <table:table-cell table:formula="of:=[.F39]-[.$D$15]" office:value-type="float" office:value="0.577" calcext:value-type="float">
            <text:p>0.577</text:p>
          </table:table-cell>
          <table:table-cell table:formula="of:=[.$D$7]*([.$D$2]/2)^2/(2*[.$D$3])*(1-[.F40]^2/([.$D$2]/2)^2)" office:value-type="float" office:value="0.0751972222222223" calcext:value-type="float">
            <text:p>0.075197222222222</text:p>
          </table:table-cell>
          <table:table-cell/>
        </table:table-row>
        <table:table-row table:style-name="ro1">
          <table:table-cell table:number-columns-repeated="5"/>
          <table:table-cell table:formula="of:=[.F40]-[.$D$15]" office:value-type="float" office:value="0.576" calcext:value-type="float">
            <text:p>0.576</text:p>
          </table:table-cell>
          <table:table-cell table:formula="of:=[.$D$7]*([.$D$2]/2)^2/(2*[.$D$3])*(1-[.F41]^2/([.$D$2]/2)^2)" office:value-type="float" office:value="0.0784" calcext:value-type="float">
            <text:p>0.0784</text:p>
          </table:table-cell>
          <table:table-cell/>
        </table:table-row>
        <table:table-row table:style-name="ro1">
          <table:table-cell table:number-columns-repeated="5"/>
          <table:table-cell table:formula="of:=[.F41]-[.$D$15]" office:value-type="float" office:value="0.575" calcext:value-type="float">
            <text:p>0.575</text:p>
          </table:table-cell>
          <table:table-cell table:formula="of:=[.$D$7]*([.$D$2]/2)^2/(2*[.$D$3])*(1-[.F42]^2/([.$D$2]/2)^2)" office:value-type="float" office:value="0.0815972222222223" calcext:value-type="float">
            <text:p>0.081597222222222</text:p>
          </table:table-cell>
          <table:table-cell/>
        </table:table-row>
        <table:table-row table:style-name="ro1">
          <table:table-cell table:number-columns-repeated="5"/>
          <table:table-cell table:formula="of:=[.F42]-[.$D$15]" office:value-type="float" office:value="0.574" calcext:value-type="float">
            <text:p>0.574</text:p>
          </table:table-cell>
          <table:table-cell table:formula="of:=[.$D$7]*([.$D$2]/2)^2/(2*[.$D$3])*(1-[.F43]^2/([.$D$2]/2)^2)" office:value-type="float" office:value="0.084788888888889" calcext:value-type="float">
            <text:p>0.084788888888889</text:p>
          </table:table-cell>
          <table:table-cell/>
        </table:table-row>
        <table:table-row table:style-name="ro1">
          <table:table-cell table:number-columns-repeated="5"/>
          <table:table-cell table:formula="of:=[.F43]-[.$D$15]" office:value-type="float" office:value="0.573" calcext:value-type="float">
            <text:p>0.573</text:p>
          </table:table-cell>
          <table:table-cell table:formula="of:=[.$D$7]*([.$D$2]/2)^2/(2*[.$D$3])*(1-[.F44]^2/([.$D$2]/2)^2)" office:value-type="float" office:value="0.0879750000000002" calcext:value-type="float">
            <text:p>0.087975</text:p>
          </table:table-cell>
          <table:table-cell/>
        </table:table-row>
        <table:table-row table:style-name="ro1">
          <table:table-cell table:number-columns-repeated="5"/>
          <table:table-cell table:formula="of:=[.F44]-[.$D$15]" office:value-type="float" office:value="0.572" calcext:value-type="float">
            <text:p>0.572</text:p>
          </table:table-cell>
          <table:table-cell table:formula="of:=[.$D$7]*([.$D$2]/2)^2/(2*[.$D$3])*(1-[.F45]^2/([.$D$2]/2)^2)" office:value-type="float" office:value="0.0911555555555558" calcext:value-type="float">
            <text:p>0.091155555555556</text:p>
          </table:table-cell>
          <table:table-cell/>
        </table:table-row>
        <table:table-row table:style-name="ro1">
          <table:table-cell table:number-columns-repeated="5"/>
          <table:table-cell table:formula="of:=[.F45]-[.$D$15]" office:value-type="float" office:value="0.571" calcext:value-type="float">
            <text:p>0.571</text:p>
          </table:table-cell>
          <table:table-cell table:formula="of:=[.$D$7]*([.$D$2]/2)^2/(2*[.$D$3])*(1-[.F46]^2/([.$D$2]/2)^2)" office:value-type="float" office:value="0.0943305555555556" calcext:value-type="float">
            <text:p>0.094330555555556</text:p>
          </table:table-cell>
          <table:table-cell/>
        </table:table-row>
        <table:table-row table:style-name="ro1">
          <table:table-cell table:number-columns-repeated="5"/>
          <table:table-cell table:formula="of:=[.F46]-[.$D$15]" office:value-type="float" office:value="0.57" calcext:value-type="float">
            <text:p>0.57</text:p>
          </table:table-cell>
          <table:table-cell table:formula="of:=[.$D$7]*([.$D$2]/2)^2/(2*[.$D$3])*(1-[.F47]^2/([.$D$2]/2)^2)" office:value-type="float" office:value="0.0975000000000001" calcext:value-type="float">
            <text:p>0.0975</text:p>
          </table:table-cell>
          <table:table-cell/>
        </table:table-row>
        <table:table-row table:style-name="ro1">
          <table:table-cell table:number-columns-repeated="5"/>
          <table:table-cell table:formula="of:=[.F47]-[.$D$15]" office:value-type="float" office:value="0.569" calcext:value-type="float">
            <text:p>0.569</text:p>
          </table:table-cell>
          <table:table-cell table:formula="of:=[.$D$7]*([.$D$2]/2)^2/(2*[.$D$3])*(1-[.F48]^2/([.$D$2]/2)^2)" office:value-type="float" office:value="0.100663888888889" calcext:value-type="float">
            <text:p>0.100663888888889</text:p>
          </table:table-cell>
          <table:table-cell/>
        </table:table-row>
        <table:table-row table:style-name="ro1">
          <table:table-cell table:number-columns-repeated="5"/>
          <table:table-cell table:formula="of:=[.F48]-[.$D$15]" office:value-type="float" office:value="0.568" calcext:value-type="float">
            <text:p>0.568</text:p>
          </table:table-cell>
          <table:table-cell table:formula="of:=[.$D$7]*([.$D$2]/2)^2/(2*[.$D$3])*(1-[.F49]^2/([.$D$2]/2)^2)" office:value-type="float" office:value="0.103822222222222" calcext:value-type="float">
            <text:p>0.103822222222222</text:p>
          </table:table-cell>
          <table:table-cell/>
        </table:table-row>
        <table:table-row table:style-name="ro1">
          <table:table-cell table:number-columns-repeated="5"/>
          <table:table-cell table:formula="of:=[.F49]-[.$D$15]" office:value-type="float" office:value="0.567" calcext:value-type="float">
            <text:p>0.567</text:p>
          </table:table-cell>
          <table:table-cell table:formula="of:=[.$D$7]*([.$D$2]/2)^2/(2*[.$D$3])*(1-[.F50]^2/([.$D$2]/2)^2)" office:value-type="float" office:value="0.106975" calcext:value-type="float">
            <text:p>0.106975</text:p>
          </table:table-cell>
          <table:table-cell/>
        </table:table-row>
        <table:table-row table:style-name="ro1">
          <table:table-cell table:number-columns-repeated="5"/>
          <table:table-cell table:formula="of:=[.F50]-[.$D$15]" office:value-type="float" office:value="0.566" calcext:value-type="float">
            <text:p>0.566</text:p>
          </table:table-cell>
          <table:table-cell table:formula="of:=[.$D$7]*([.$D$2]/2)^2/(2*[.$D$3])*(1-[.F51]^2/([.$D$2]/2)^2)" office:value-type="float" office:value="0.110122222222222" calcext:value-type="float">
            <text:p>0.110122222222222</text:p>
          </table:table-cell>
          <table:table-cell/>
        </table:table-row>
        <table:table-row table:style-name="ro1">
          <table:table-cell table:number-columns-repeated="5"/>
          <table:table-cell table:formula="of:=[.F51]-[.$D$15]" office:value-type="float" office:value="0.565" calcext:value-type="float">
            <text:p>0.565</text:p>
          </table:table-cell>
          <table:table-cell table:formula="of:=[.$D$7]*([.$D$2]/2)^2/(2*[.$D$3])*(1-[.F52]^2/([.$D$2]/2)^2)" office:value-type="float" office:value="0.113263888888889" calcext:value-type="float">
            <text:p>0.113263888888889</text:p>
          </table:table-cell>
          <table:table-cell/>
        </table:table-row>
        <table:table-row table:style-name="ro1">
          <table:table-cell table:number-columns-repeated="5"/>
          <table:table-cell table:formula="of:=[.F52]-[.$D$15]" office:value-type="float" office:value="0.564" calcext:value-type="float">
            <text:p>0.564</text:p>
          </table:table-cell>
          <table:table-cell table:formula="of:=[.$D$7]*([.$D$2]/2)^2/(2*[.$D$3])*(1-[.F53]^2/([.$D$2]/2)^2)" office:value-type="float" office:value="0.1164" calcext:value-type="float">
            <text:p>0.1164</text:p>
          </table:table-cell>
          <table:table-cell/>
        </table:table-row>
        <table:table-row table:style-name="ro1">
          <table:table-cell table:number-columns-repeated="5"/>
          <table:table-cell table:formula="of:=[.F53]-[.$D$15]" office:value-type="float" office:value="0.563" calcext:value-type="float">
            <text:p>0.563</text:p>
          </table:table-cell>
          <table:table-cell table:formula="of:=[.$D$7]*([.$D$2]/2)^2/(2*[.$D$3])*(1-[.F54]^2/([.$D$2]/2)^2)" office:value-type="float" office:value="0.119530555555556" calcext:value-type="float">
            <text:p>0.119530555555556</text:p>
          </table:table-cell>
          <table:table-cell/>
        </table:table-row>
        <table:table-row table:style-name="ro1">
          <table:table-cell table:number-columns-repeated="5"/>
          <table:table-cell table:formula="of:=[.F54]-[.$D$15]" office:value-type="float" office:value="0.562" calcext:value-type="float">
            <text:p>0.562</text:p>
          </table:table-cell>
          <table:table-cell table:formula="of:=[.$D$7]*([.$D$2]/2)^2/(2*[.$D$3])*(1-[.F55]^2/([.$D$2]/2)^2)" office:value-type="float" office:value="0.122655555555556" calcext:value-type="float">
            <text:p>0.122655555555556</text:p>
          </table:table-cell>
          <table:table-cell/>
        </table:table-row>
        <table:table-row table:style-name="ro1">
          <table:table-cell table:number-columns-repeated="5"/>
          <table:table-cell table:formula="of:=[.F55]-[.$D$15]" office:value-type="float" office:value="0.561" calcext:value-type="float">
            <text:p>0.561</text:p>
          </table:table-cell>
          <table:table-cell table:formula="of:=[.$D$7]*([.$D$2]/2)^2/(2*[.$D$3])*(1-[.F56]^2/([.$D$2]/2)^2)" office:value-type="float" office:value="0.125775" calcext:value-type="float">
            <text:p>0.125775</text:p>
          </table:table-cell>
          <table:table-cell/>
        </table:table-row>
        <table:table-row table:style-name="ro1">
          <table:table-cell table:number-columns-repeated="5"/>
          <table:table-cell table:formula="of:=[.F56]-[.$D$15]" office:value-type="float" office:value="0.56" calcext:value-type="float">
            <text:p>0.56</text:p>
          </table:table-cell>
          <table:table-cell table:formula="of:=[.$D$7]*([.$D$2]/2)^2/(2*[.$D$3])*(1-[.F57]^2/([.$D$2]/2)^2)" office:value-type="float" office:value="0.128888888888889" calcext:value-type="float">
            <text:p>0.128888888888889</text:p>
          </table:table-cell>
          <table:table-cell/>
        </table:table-row>
        <table:table-row table:style-name="ro1">
          <table:table-cell table:number-columns-repeated="5"/>
          <table:table-cell table:formula="of:=[.F57]-[.$D$15]" office:value-type="float" office:value="0.559" calcext:value-type="float">
            <text:p>0.559</text:p>
          </table:table-cell>
          <table:table-cell table:formula="of:=[.$D$7]*([.$D$2]/2)^2/(2*[.$D$3])*(1-[.F58]^2/([.$D$2]/2)^2)" office:value-type="float" office:value="0.131997222222222" calcext:value-type="float">
            <text:p>0.131997222222222</text:p>
          </table:table-cell>
          <table:table-cell/>
        </table:table-row>
        <table:table-row table:style-name="ro1">
          <table:table-cell table:number-columns-repeated="5"/>
          <table:table-cell table:formula="of:=[.F58]-[.$D$15]" office:value-type="float" office:value="0.558" calcext:value-type="float">
            <text:p>0.558</text:p>
          </table:table-cell>
          <table:table-cell table:formula="of:=[.$D$7]*([.$D$2]/2)^2/(2*[.$D$3])*(1-[.F59]^2/([.$D$2]/2)^2)" office:value-type="float" office:value="0.1351" calcext:value-type="float">
            <text:p>0.1351</text:p>
          </table:table-cell>
          <table:table-cell/>
        </table:table-row>
        <table:table-row table:style-name="ro1">
          <table:table-cell table:number-columns-repeated="5"/>
          <table:table-cell table:formula="of:=[.F59]-[.$D$15]" office:value-type="float" office:value="0.557" calcext:value-type="float">
            <text:p>0.557</text:p>
          </table:table-cell>
          <table:table-cell table:formula="of:=[.$D$7]*([.$D$2]/2)^2/(2*[.$D$3])*(1-[.F60]^2/([.$D$2]/2)^2)" office:value-type="float" office:value="0.138197222222222" calcext:value-type="float">
            <text:p>0.138197222222222</text:p>
          </table:table-cell>
          <table:table-cell/>
        </table:table-row>
        <table:table-row table:style-name="ro1">
          <table:table-cell table:number-columns-repeated="5"/>
          <table:table-cell table:formula="of:=[.F60]-[.$D$15]" office:value-type="float" office:value="0.556" calcext:value-type="float">
            <text:p>0.556</text:p>
          </table:table-cell>
          <table:table-cell table:formula="of:=[.$D$7]*([.$D$2]/2)^2/(2*[.$D$3])*(1-[.F61]^2/([.$D$2]/2)^2)" office:value-type="float" office:value="0.141288888888889" calcext:value-type="float">
            <text:p>0.141288888888889</text:p>
          </table:table-cell>
          <table:table-cell/>
        </table:table-row>
        <table:table-row table:style-name="ro1">
          <table:table-cell table:number-columns-repeated="5"/>
          <table:table-cell table:formula="of:=[.F61]-[.$D$15]" office:value-type="float" office:value="0.555" calcext:value-type="float">
            <text:p>0.555</text:p>
          </table:table-cell>
          <table:table-cell table:formula="of:=[.$D$7]*([.$D$2]/2)^2/(2*[.$D$3])*(1-[.F62]^2/([.$D$2]/2)^2)" office:value-type="float" office:value="0.144375" calcext:value-type="float">
            <text:p>0.144375</text:p>
          </table:table-cell>
          <table:table-cell/>
        </table:table-row>
        <table:table-row table:style-name="ro1">
          <table:table-cell table:number-columns-repeated="5"/>
          <table:table-cell table:formula="of:=[.F62]-[.$D$15]" office:value-type="float" office:value="0.554" calcext:value-type="float">
            <text:p>0.554</text:p>
          </table:table-cell>
          <table:table-cell table:formula="of:=[.$D$7]*([.$D$2]/2)^2/(2*[.$D$3])*(1-[.F63]^2/([.$D$2]/2)^2)" office:value-type="float" office:value="0.147455555555556" calcext:value-type="float">
            <text:p>0.147455555555556</text:p>
          </table:table-cell>
          <table:table-cell/>
        </table:table-row>
        <table:table-row table:style-name="ro1">
          <table:table-cell table:number-columns-repeated="5"/>
          <table:table-cell table:formula="of:=[.F63]-[.$D$15]" office:value-type="float" office:value="0.553" calcext:value-type="float">
            <text:p>0.553</text:p>
          </table:table-cell>
          <table:table-cell table:formula="of:=[.$D$7]*([.$D$2]/2)^2/(2*[.$D$3])*(1-[.F64]^2/([.$D$2]/2)^2)" office:value-type="float" office:value="0.150530555555556" calcext:value-type="float">
            <text:p>0.150530555555556</text:p>
          </table:table-cell>
          <table:table-cell/>
        </table:table-row>
        <table:table-row table:style-name="ro1">
          <table:table-cell table:number-columns-repeated="5"/>
          <table:table-cell table:formula="of:=[.F64]-[.$D$15]" office:value-type="float" office:value="0.552" calcext:value-type="float">
            <text:p>0.552</text:p>
          </table:table-cell>
          <table:table-cell table:formula="of:=[.$D$7]*([.$D$2]/2)^2/(2*[.$D$3])*(1-[.F65]^2/([.$D$2]/2)^2)" office:value-type="float" office:value="0.1536" calcext:value-type="float">
            <text:p>0.1536</text:p>
          </table:table-cell>
          <table:table-cell/>
        </table:table-row>
        <table:table-row table:style-name="ro1">
          <table:table-cell table:number-columns-repeated="5"/>
          <table:table-cell table:formula="of:=[.F65]-[.$D$15]" office:value-type="float" office:value="0.551" calcext:value-type="float">
            <text:p>0.551</text:p>
          </table:table-cell>
          <table:table-cell table:formula="of:=[.$D$7]*([.$D$2]/2)^2/(2*[.$D$3])*(1-[.F66]^2/([.$D$2]/2)^2)" office:value-type="float" office:value="0.156663888888889" calcext:value-type="float">
            <text:p>0.156663888888889</text:p>
          </table:table-cell>
          <table:table-cell/>
        </table:table-row>
        <table:table-row table:style-name="ro1">
          <table:table-cell table:number-columns-repeated="5"/>
          <table:table-cell table:formula="of:=[.F66]-[.$D$15]" office:value-type="float" office:value="0.55" calcext:value-type="float">
            <text:p>0.55</text:p>
          </table:table-cell>
          <table:table-cell table:formula="of:=[.$D$7]*([.$D$2]/2)^2/(2*[.$D$3])*(1-[.F67]^2/([.$D$2]/2)^2)" office:value-type="float" office:value="0.159722222222222" calcext:value-type="float">
            <text:p>0.159722222222222</text:p>
          </table:table-cell>
          <table:table-cell/>
        </table:table-row>
        <table:table-row table:style-name="ro1">
          <table:table-cell table:number-columns-repeated="5"/>
          <table:table-cell table:formula="of:=[.F67]-[.$D$15]" office:value-type="float" office:value="0.549" calcext:value-type="float">
            <text:p>0.549</text:p>
          </table:table-cell>
          <table:table-cell table:formula="of:=[.$D$7]*([.$D$2]/2)^2/(2*[.$D$3])*(1-[.F68]^2/([.$D$2]/2)^2)" office:value-type="float" office:value="0.162775" calcext:value-type="float">
            <text:p>0.162775</text:p>
          </table:table-cell>
          <table:table-cell/>
        </table:table-row>
        <table:table-row table:style-name="ro1">
          <table:table-cell table:number-columns-repeated="5"/>
          <table:table-cell table:formula="of:=[.F68]-[.$D$15]" office:value-type="float" office:value="0.548" calcext:value-type="float">
            <text:p>0.548</text:p>
          </table:table-cell>
          <table:table-cell table:formula="of:=[.$D$7]*([.$D$2]/2)^2/(2*[.$D$3])*(1-[.F69]^2/([.$D$2]/2)^2)" office:value-type="float" office:value="0.165822222222222" calcext:value-type="float">
            <text:p>0.165822222222222</text:p>
          </table:table-cell>
          <table:table-cell/>
        </table:table-row>
        <table:table-row table:style-name="ro1">
          <table:table-cell table:number-columns-repeated="5"/>
          <table:table-cell table:formula="of:=[.F69]-[.$D$15]" office:value-type="float" office:value="0.547" calcext:value-type="float">
            <text:p>0.547</text:p>
          </table:table-cell>
          <table:table-cell table:formula="of:=[.$D$7]*([.$D$2]/2)^2/(2*[.$D$3])*(1-[.F70]^2/([.$D$2]/2)^2)" office:value-type="float" office:value="0.168863888888889" calcext:value-type="float">
            <text:p>0.168863888888889</text:p>
          </table:table-cell>
          <table:table-cell/>
        </table:table-row>
        <table:table-row table:style-name="ro1">
          <table:table-cell table:number-columns-repeated="5"/>
          <table:table-cell table:formula="of:=[.F70]-[.$D$15]" office:value-type="float" office:value="0.546" calcext:value-type="float">
            <text:p>0.546</text:p>
          </table:table-cell>
          <table:table-cell table:formula="of:=[.$D$7]*([.$D$2]/2)^2/(2*[.$D$3])*(1-[.F71]^2/([.$D$2]/2)^2)" office:value-type="float" office:value="0.1719" calcext:value-type="float">
            <text:p>0.1719</text:p>
          </table:table-cell>
          <table:table-cell/>
        </table:table-row>
        <table:table-row table:style-name="ro1">
          <table:table-cell table:number-columns-repeated="5"/>
          <table:table-cell table:formula="of:=[.F71]-[.$D$15]" office:value-type="float" office:value="0.545" calcext:value-type="float">
            <text:p>0.545</text:p>
          </table:table-cell>
          <table:table-cell table:formula="of:=[.$D$7]*([.$D$2]/2)^2/(2*[.$D$3])*(1-[.F72]^2/([.$D$2]/2)^2)" office:value-type="float" office:value="0.174930555555556" calcext:value-type="float">
            <text:p>0.174930555555556</text:p>
          </table:table-cell>
          <table:table-cell/>
        </table:table-row>
        <table:table-row table:style-name="ro1">
          <table:table-cell table:number-columns-repeated="5"/>
          <table:table-cell table:formula="of:=[.F72]-[.$D$15]" office:value-type="float" office:value="0.544" calcext:value-type="float">
            <text:p>0.544</text:p>
          </table:table-cell>
          <table:table-cell table:formula="of:=[.$D$7]*([.$D$2]/2)^2/(2*[.$D$3])*(1-[.F73]^2/([.$D$2]/2)^2)" office:value-type="float" office:value="0.177955555555556" calcext:value-type="float">
            <text:p>0.177955555555556</text:p>
          </table:table-cell>
          <table:table-cell/>
        </table:table-row>
        <table:table-row table:style-name="ro1">
          <table:table-cell table:number-columns-repeated="5"/>
          <table:table-cell table:formula="of:=[.F73]-[.$D$15]" office:value-type="float" office:value="0.543" calcext:value-type="float">
            <text:p>0.543</text:p>
          </table:table-cell>
          <table:table-cell table:formula="of:=[.$D$7]*([.$D$2]/2)^2/(2*[.$D$3])*(1-[.F74]^2/([.$D$2]/2)^2)" office:value-type="float" office:value="0.180975" calcext:value-type="float">
            <text:p>0.180975</text:p>
          </table:table-cell>
          <table:table-cell/>
        </table:table-row>
        <table:table-row table:style-name="ro1">
          <table:table-cell table:number-columns-repeated="5"/>
          <table:table-cell table:formula="of:=[.F74]-[.$D$15]" office:value-type="float" office:value="0.542" calcext:value-type="float">
            <text:p>0.542</text:p>
          </table:table-cell>
          <table:table-cell table:formula="of:=[.$D$7]*([.$D$2]/2)^2/(2*[.$D$3])*(1-[.F75]^2/([.$D$2]/2)^2)" office:value-type="float" office:value="0.183988888888889" calcext:value-type="float">
            <text:p>0.183988888888889</text:p>
          </table:table-cell>
          <table:table-cell/>
        </table:table-row>
        <table:table-row table:style-name="ro1">
          <table:table-cell table:number-columns-repeated="5"/>
          <table:table-cell table:formula="of:=[.F75]-[.$D$15]" office:value-type="float" office:value="0.541" calcext:value-type="float">
            <text:p>0.541</text:p>
          </table:table-cell>
          <table:table-cell table:formula="of:=[.$D$7]*([.$D$2]/2)^2/(2*[.$D$3])*(1-[.F76]^2/([.$D$2]/2)^2)" office:value-type="float" office:value="0.186997222222223" calcext:value-type="float">
            <text:p>0.186997222222223</text:p>
          </table:table-cell>
          <table:table-cell/>
        </table:table-row>
        <table:table-row table:style-name="ro1">
          <table:table-cell table:number-columns-repeated="5"/>
          <table:table-cell table:formula="of:=[.F76]-[.$D$15]" office:value-type="float" office:value="0.54" calcext:value-type="float">
            <text:p>0.54</text:p>
          </table:table-cell>
          <table:table-cell table:formula="of:=[.$D$7]*([.$D$2]/2)^2/(2*[.$D$3])*(1-[.F77]^2/([.$D$2]/2)^2)" office:value-type="float" office:value="0.19" calcext:value-type="float">
            <text:p>0.19</text:p>
          </table:table-cell>
          <table:table-cell/>
        </table:table-row>
        <table:table-row table:style-name="ro1">
          <table:table-cell table:number-columns-repeated="5"/>
          <table:table-cell table:formula="of:=[.F77]-[.$D$15]" office:value-type="float" office:value="0.539" calcext:value-type="float">
            <text:p>0.539</text:p>
          </table:table-cell>
          <table:table-cell table:formula="of:=[.$D$7]*([.$D$2]/2)^2/(2*[.$D$3])*(1-[.F78]^2/([.$D$2]/2)^2)" office:value-type="float" office:value="0.192997222222222" calcext:value-type="float">
            <text:p>0.192997222222222</text:p>
          </table:table-cell>
          <table:table-cell/>
        </table:table-row>
        <table:table-row table:style-name="ro1">
          <table:table-cell table:number-columns-repeated="5"/>
          <table:table-cell table:formula="of:=[.F78]-[.$D$15]" office:value-type="float" office:value="0.538" calcext:value-type="float">
            <text:p>0.538</text:p>
          </table:table-cell>
          <table:table-cell table:formula="of:=[.$D$7]*([.$D$2]/2)^2/(2*[.$D$3])*(1-[.F79]^2/([.$D$2]/2)^2)" office:value-type="float" office:value="0.195988888888889" calcext:value-type="float">
            <text:p>0.195988888888889</text:p>
          </table:table-cell>
          <table:table-cell/>
        </table:table-row>
        <table:table-row table:style-name="ro1">
          <table:table-cell table:number-columns-repeated="5"/>
          <table:table-cell table:formula="of:=[.F79]-[.$D$15]" office:value-type="float" office:value="0.537" calcext:value-type="float">
            <text:p>0.537</text:p>
          </table:table-cell>
          <table:table-cell table:formula="of:=[.$D$7]*([.$D$2]/2)^2/(2*[.$D$3])*(1-[.F80]^2/([.$D$2]/2)^2)" office:value-type="float" office:value="0.198975" calcext:value-type="float">
            <text:p>0.198975</text:p>
          </table:table-cell>
          <table:table-cell/>
        </table:table-row>
        <table:table-row table:style-name="ro1">
          <table:table-cell table:number-columns-repeated="5"/>
          <table:table-cell table:formula="of:=[.F80]-[.$D$15]" office:value-type="float" office:value="0.536" calcext:value-type="float">
            <text:p>0.536</text:p>
          </table:table-cell>
          <table:table-cell table:formula="of:=[.$D$7]*([.$D$2]/2)^2/(2*[.$D$3])*(1-[.F81]^2/([.$D$2]/2)^2)" office:value-type="float" office:value="0.201955555555556" calcext:value-type="float">
            <text:p>0.201955555555556</text:p>
          </table:table-cell>
          <table:table-cell/>
        </table:table-row>
        <table:table-row table:style-name="ro1">
          <table:table-cell table:number-columns-repeated="5"/>
          <table:table-cell table:formula="of:=[.F81]-[.$D$15]" office:value-type="float" office:value="0.535" calcext:value-type="float">
            <text:p>0.535</text:p>
          </table:table-cell>
          <table:table-cell table:formula="of:=[.$D$7]*([.$D$2]/2)^2/(2*[.$D$3])*(1-[.F82]^2/([.$D$2]/2)^2)" office:value-type="float" office:value="0.204930555555556" calcext:value-type="float">
            <text:p>0.204930555555556</text:p>
          </table:table-cell>
          <table:table-cell/>
        </table:table-row>
        <table:table-row table:style-name="ro1">
          <table:table-cell table:number-columns-repeated="5"/>
          <table:table-cell table:formula="of:=[.F82]-[.$D$15]" office:value-type="float" office:value="0.534" calcext:value-type="float">
            <text:p>0.534</text:p>
          </table:table-cell>
          <table:table-cell table:formula="of:=[.$D$7]*([.$D$2]/2)^2/(2*[.$D$3])*(1-[.F83]^2/([.$D$2]/2)^2)" office:value-type="float" office:value="0.2079" calcext:value-type="float">
            <text:p>0.2079</text:p>
          </table:table-cell>
          <table:table-cell/>
        </table:table-row>
        <table:table-row table:style-name="ro1">
          <table:table-cell table:number-columns-repeated="5"/>
          <table:table-cell table:formula="of:=[.F83]-[.$D$15]" office:value-type="float" office:value="0.533" calcext:value-type="float">
            <text:p>0.533</text:p>
          </table:table-cell>
          <table:table-cell table:formula="of:=[.$D$7]*([.$D$2]/2)^2/(2*[.$D$3])*(1-[.F84]^2/([.$D$2]/2)^2)" office:value-type="float" office:value="0.210863888888889" calcext:value-type="float">
            <text:p>0.210863888888889</text:p>
          </table:table-cell>
          <table:table-cell/>
        </table:table-row>
        <table:table-row table:style-name="ro1">
          <table:table-cell table:number-columns-repeated="5"/>
          <table:table-cell table:formula="of:=[.F84]-[.$D$15]" office:value-type="float" office:value="0.532" calcext:value-type="float">
            <text:p>0.532</text:p>
          </table:table-cell>
          <table:table-cell table:formula="of:=[.$D$7]*([.$D$2]/2)^2/(2*[.$D$3])*(1-[.F85]^2/([.$D$2]/2)^2)" office:value-type="float" office:value="0.213822222222222" calcext:value-type="float">
            <text:p>0.213822222222222</text:p>
          </table:table-cell>
          <table:table-cell/>
        </table:table-row>
        <table:table-row table:style-name="ro1">
          <table:table-cell table:number-columns-repeated="5"/>
          <table:table-cell table:formula="of:=[.F85]-[.$D$15]" office:value-type="float" office:value="0.531" calcext:value-type="float">
            <text:p>0.531</text:p>
          </table:table-cell>
          <table:table-cell table:formula="of:=[.$D$7]*([.$D$2]/2)^2/(2*[.$D$3])*(1-[.F86]^2/([.$D$2]/2)^2)" office:value-type="float" office:value="0.216775" calcext:value-type="float">
            <text:p>0.216775</text:p>
          </table:table-cell>
          <table:table-cell/>
        </table:table-row>
        <table:table-row table:style-name="ro1">
          <table:table-cell table:number-columns-repeated="5"/>
          <table:table-cell table:formula="of:=[.F86]-[.$D$15]" office:value-type="float" office:value="0.53" calcext:value-type="float">
            <text:p>0.53</text:p>
          </table:table-cell>
          <table:table-cell table:formula="of:=[.$D$7]*([.$D$2]/2)^2/(2*[.$D$3])*(1-[.F87]^2/([.$D$2]/2)^2)" office:value-type="float" office:value="0.219722222222222" calcext:value-type="float">
            <text:p>0.219722222222222</text:p>
          </table:table-cell>
          <table:table-cell/>
        </table:table-row>
        <table:table-row table:style-name="ro1">
          <table:table-cell table:number-columns-repeated="5"/>
          <table:table-cell table:formula="of:=[.F87]-[.$D$15]" office:value-type="float" office:value="0.529" calcext:value-type="float">
            <text:p>0.529</text:p>
          </table:table-cell>
          <table:table-cell table:formula="of:=[.$D$7]*([.$D$2]/2)^2/(2*[.$D$3])*(1-[.F88]^2/([.$D$2]/2)^2)" office:value-type="float" office:value="0.222663888888889" calcext:value-type="float">
            <text:p>0.222663888888889</text:p>
          </table:table-cell>
          <table:table-cell/>
        </table:table-row>
        <table:table-row table:style-name="ro1">
          <table:table-cell table:number-columns-repeated="5"/>
          <table:table-cell table:formula="of:=[.F88]-[.$D$15]" office:value-type="float" office:value="0.528" calcext:value-type="float">
            <text:p>0.528</text:p>
          </table:table-cell>
          <table:table-cell table:formula="of:=[.$D$7]*([.$D$2]/2)^2/(2*[.$D$3])*(1-[.F89]^2/([.$D$2]/2)^2)" office:value-type="float" office:value="0.2256" calcext:value-type="float">
            <text:p>0.2256</text:p>
          </table:table-cell>
          <table:table-cell/>
        </table:table-row>
        <table:table-row table:style-name="ro1">
          <table:table-cell table:number-columns-repeated="5"/>
          <table:table-cell table:formula="of:=[.F89]-[.$D$15]" office:value-type="float" office:value="0.527" calcext:value-type="float">
            <text:p>0.527</text:p>
          </table:table-cell>
          <table:table-cell table:formula="of:=[.$D$7]*([.$D$2]/2)^2/(2*[.$D$3])*(1-[.F90]^2/([.$D$2]/2)^2)" office:value-type="float" office:value="0.228530555555556" calcext:value-type="float">
            <text:p>0.228530555555556</text:p>
          </table:table-cell>
          <table:table-cell/>
        </table:table-row>
        <table:table-row table:style-name="ro1">
          <table:table-cell table:number-columns-repeated="5"/>
          <table:table-cell table:formula="of:=[.F90]-[.$D$15]" office:value-type="float" office:value="0.526" calcext:value-type="float">
            <text:p>0.526</text:p>
          </table:table-cell>
          <table:table-cell table:formula="of:=[.$D$7]*([.$D$2]/2)^2/(2*[.$D$3])*(1-[.F91]^2/([.$D$2]/2)^2)" office:value-type="float" office:value="0.231455555555556" calcext:value-type="float">
            <text:p>0.231455555555556</text:p>
          </table:table-cell>
          <table:table-cell/>
        </table:table-row>
        <table:table-row table:style-name="ro1">
          <table:table-cell table:number-columns-repeated="5"/>
          <table:table-cell table:formula="of:=[.F91]-[.$D$15]" office:value-type="float" office:value="0.525" calcext:value-type="float">
            <text:p>0.525</text:p>
          </table:table-cell>
          <table:table-cell table:formula="of:=[.$D$7]*([.$D$2]/2)^2/(2*[.$D$3])*(1-[.F92]^2/([.$D$2]/2)^2)" office:value-type="float" office:value="0.234375" calcext:value-type="float">
            <text:p>0.234375</text:p>
          </table:table-cell>
          <table:table-cell/>
        </table:table-row>
        <table:table-row table:style-name="ro1">
          <table:table-cell table:number-columns-repeated="5"/>
          <table:table-cell table:formula="of:=[.F92]-[.$D$15]" office:value-type="float" office:value="0.524" calcext:value-type="float">
            <text:p>0.524</text:p>
          </table:table-cell>
          <table:table-cell table:formula="of:=[.$D$7]*([.$D$2]/2)^2/(2*[.$D$3])*(1-[.F93]^2/([.$D$2]/2)^2)" office:value-type="float" office:value="0.237288888888889" calcext:value-type="float">
            <text:p>0.237288888888889</text:p>
          </table:table-cell>
          <table:table-cell/>
        </table:table-row>
        <table:table-row table:style-name="ro1">
          <table:table-cell table:number-columns-repeated="5"/>
          <table:table-cell table:formula="of:=[.F93]-[.$D$15]" office:value-type="float" office:value="0.523" calcext:value-type="float">
            <text:p>0.523</text:p>
          </table:table-cell>
          <table:table-cell table:formula="of:=[.$D$7]*([.$D$2]/2)^2/(2*[.$D$3])*(1-[.F94]^2/([.$D$2]/2)^2)" office:value-type="float" office:value="0.240197222222222" calcext:value-type="float">
            <text:p>0.240197222222222</text:p>
          </table:table-cell>
          <table:table-cell/>
        </table:table-row>
        <table:table-row table:style-name="ro1">
          <table:table-cell table:number-columns-repeated="5"/>
          <table:table-cell table:formula="of:=[.F94]-[.$D$15]" office:value-type="float" office:value="0.522" calcext:value-type="float">
            <text:p>0.522</text:p>
          </table:table-cell>
          <table:table-cell table:formula="of:=[.$D$7]*([.$D$2]/2)^2/(2*[.$D$3])*(1-[.F95]^2/([.$D$2]/2)^2)" office:value-type="float" office:value="0.2431" calcext:value-type="float">
            <text:p>0.2431</text:p>
          </table:table-cell>
          <table:table-cell/>
        </table:table-row>
        <table:table-row table:style-name="ro1">
          <table:table-cell table:number-columns-repeated="5"/>
          <table:table-cell table:formula="of:=[.F95]-[.$D$15]" office:value-type="float" office:value="0.521" calcext:value-type="float">
            <text:p>0.521</text:p>
          </table:table-cell>
          <table:table-cell table:formula="of:=[.$D$7]*([.$D$2]/2)^2/(2*[.$D$3])*(1-[.F96]^2/([.$D$2]/2)^2)" office:value-type="float" office:value="0.245997222222223" calcext:value-type="float">
            <text:p>0.245997222222223</text:p>
          </table:table-cell>
          <table:table-cell/>
        </table:table-row>
        <table:table-row table:style-name="ro1">
          <table:table-cell table:number-columns-repeated="5"/>
          <table:table-cell table:formula="of:=[.F96]-[.$D$15]" office:value-type="float" office:value="0.52" calcext:value-type="float">
            <text:p>0.52</text:p>
          </table:table-cell>
          <table:table-cell table:formula="of:=[.$D$7]*([.$D$2]/2)^2/(2*[.$D$3])*(1-[.F97]^2/([.$D$2]/2)^2)" office:value-type="float" office:value="0.248888888888889" calcext:value-type="float">
            <text:p>0.248888888888889</text:p>
          </table:table-cell>
          <table:table-cell/>
        </table:table-row>
        <table:table-row table:style-name="ro1">
          <table:table-cell table:number-columns-repeated="5"/>
          <table:table-cell table:formula="of:=[.F97]-[.$D$15]" office:value-type="float" office:value="0.519" calcext:value-type="float">
            <text:p>0.519</text:p>
          </table:table-cell>
          <table:table-cell table:formula="of:=[.$D$7]*([.$D$2]/2)^2/(2*[.$D$3])*(1-[.F98]^2/([.$D$2]/2)^2)" office:value-type="float" office:value="0.251775" calcext:value-type="float">
            <text:p>0.251775</text:p>
          </table:table-cell>
          <table:table-cell/>
        </table:table-row>
        <table:table-row table:style-name="ro1">
          <table:table-cell table:number-columns-repeated="5"/>
          <table:table-cell table:formula="of:=[.F98]-[.$D$15]" office:value-type="float" office:value="0.518" calcext:value-type="float">
            <text:p>0.518</text:p>
          </table:table-cell>
          <table:table-cell table:formula="of:=[.$D$7]*([.$D$2]/2)^2/(2*[.$D$3])*(1-[.F99]^2/([.$D$2]/2)^2)" office:value-type="float" office:value="0.254655555555556" calcext:value-type="float">
            <text:p>0.254655555555556</text:p>
          </table:table-cell>
          <table:table-cell/>
        </table:table-row>
        <table:table-row table:style-name="ro1">
          <table:table-cell table:number-columns-repeated="5"/>
          <table:table-cell table:formula="of:=[.F99]-[.$D$15]" office:value-type="float" office:value="0.517" calcext:value-type="float">
            <text:p>0.517</text:p>
          </table:table-cell>
          <table:table-cell table:formula="of:=[.$D$7]*([.$D$2]/2)^2/(2*[.$D$3])*(1-[.F100]^2/([.$D$2]/2)^2)" office:value-type="float" office:value="0.257530555555556" calcext:value-type="float">
            <text:p>0.257530555555556</text:p>
          </table:table-cell>
          <table:table-cell/>
        </table:table-row>
        <table:table-row table:style-name="ro1">
          <table:table-cell table:number-columns-repeated="5"/>
          <table:table-cell table:formula="of:=[.F100]-[.$D$15]" office:value-type="float" office:value="0.516" calcext:value-type="float">
            <text:p>0.516</text:p>
          </table:table-cell>
          <table:table-cell table:formula="of:=[.$D$7]*([.$D$2]/2)^2/(2*[.$D$3])*(1-[.F101]^2/([.$D$2]/2)^2)" office:value-type="float" office:value="0.2604" calcext:value-type="float">
            <text:p>0.2604</text:p>
          </table:table-cell>
          <table:table-cell/>
        </table:table-row>
        <table:table-row table:style-name="ro1">
          <table:table-cell table:number-columns-repeated="5"/>
          <table:table-cell table:formula="of:=[.F101]-[.$D$15]" office:value-type="float" office:value="0.515" calcext:value-type="float">
            <text:p>0.515</text:p>
          </table:table-cell>
          <table:table-cell table:formula="of:=[.$D$7]*([.$D$2]/2)^2/(2*[.$D$3])*(1-[.F102]^2/([.$D$2]/2)^2)" office:value-type="float" office:value="0.263263888888889" calcext:value-type="float">
            <text:p>0.263263888888889</text:p>
          </table:table-cell>
          <table:table-cell/>
        </table:table-row>
        <table:table-row table:style-name="ro1">
          <table:table-cell table:number-columns-repeated="5"/>
          <table:table-cell table:formula="of:=[.F102]-[.$D$15]" office:value-type="float" office:value="0.514" calcext:value-type="float">
            <text:p>0.514</text:p>
          </table:table-cell>
          <table:table-cell table:formula="of:=[.$D$7]*([.$D$2]/2)^2/(2*[.$D$3])*(1-[.F103]^2/([.$D$2]/2)^2)" office:value-type="float" office:value="0.266122222222223" calcext:value-type="float">
            <text:p>0.266122222222223</text:p>
          </table:table-cell>
          <table:table-cell/>
        </table:table-row>
        <table:table-row table:style-name="ro1">
          <table:table-cell table:number-columns-repeated="5"/>
          <table:table-cell table:formula="of:=[.F103]-[.$D$15]" office:value-type="float" office:value="0.513" calcext:value-type="float">
            <text:p>0.513</text:p>
          </table:table-cell>
          <table:table-cell table:formula="of:=[.$D$7]*([.$D$2]/2)^2/(2*[.$D$3])*(1-[.F104]^2/([.$D$2]/2)^2)" office:value-type="float" office:value="0.268975" calcext:value-type="float">
            <text:p>0.268975</text:p>
          </table:table-cell>
          <table:table-cell/>
        </table:table-row>
        <table:table-row table:style-name="ro1">
          <table:table-cell table:number-columns-repeated="5"/>
          <table:table-cell table:formula="of:=[.F104]-[.$D$15]" office:value-type="float" office:value="0.512" calcext:value-type="float">
            <text:p>0.512</text:p>
          </table:table-cell>
          <table:table-cell table:formula="of:=[.$D$7]*([.$D$2]/2)^2/(2*[.$D$3])*(1-[.F105]^2/([.$D$2]/2)^2)" office:value-type="float" office:value="0.271822222222223" calcext:value-type="float">
            <text:p>0.271822222222223</text:p>
          </table:table-cell>
          <table:table-cell/>
        </table:table-row>
        <table:table-row table:style-name="ro1">
          <table:table-cell table:number-columns-repeated="5"/>
          <table:table-cell table:formula="of:=[.F105]-[.$D$15]" office:value-type="float" office:value="0.511" calcext:value-type="float">
            <text:p>0.511</text:p>
          </table:table-cell>
          <table:table-cell table:formula="of:=[.$D$7]*([.$D$2]/2)^2/(2*[.$D$3])*(1-[.F106]^2/([.$D$2]/2)^2)" office:value-type="float" office:value="0.274663888888889" calcext:value-type="float">
            <text:p>0.274663888888889</text:p>
          </table:table-cell>
          <table:table-cell/>
        </table:table-row>
        <table:table-row table:style-name="ro1">
          <table:table-cell table:number-columns-repeated="5"/>
          <table:table-cell table:formula="of:=[.F106]-[.$D$15]" office:value-type="float" office:value="0.51" calcext:value-type="float">
            <text:p>0.51</text:p>
          </table:table-cell>
          <table:table-cell table:formula="of:=[.$D$7]*([.$D$2]/2)^2/(2*[.$D$3])*(1-[.F107]^2/([.$D$2]/2)^2)" office:value-type="float" office:value="0.2775" calcext:value-type="float">
            <text:p>0.2775</text:p>
          </table:table-cell>
          <table:table-cell/>
        </table:table-row>
        <table:table-row table:style-name="ro1">
          <table:table-cell table:number-columns-repeated="5"/>
          <table:table-cell table:formula="of:=[.F107]-[.$D$15]" office:value-type="float" office:value="0.509" calcext:value-type="float">
            <text:p>0.509</text:p>
          </table:table-cell>
          <table:table-cell table:formula="of:=[.$D$7]*([.$D$2]/2)^2/(2*[.$D$3])*(1-[.F108]^2/([.$D$2]/2)^2)" office:value-type="float" office:value="0.280330555555556" calcext:value-type="float">
            <text:p>0.280330555555556</text:p>
          </table:table-cell>
          <table:table-cell/>
        </table:table-row>
        <table:table-row table:style-name="ro1">
          <table:table-cell table:number-columns-repeated="5"/>
          <table:table-cell table:formula="of:=[.F108]-[.$D$15]" office:value-type="float" office:value="0.508" calcext:value-type="float">
            <text:p>0.508</text:p>
          </table:table-cell>
          <table:table-cell table:formula="of:=[.$D$7]*([.$D$2]/2)^2/(2*[.$D$3])*(1-[.F109]^2/([.$D$2]/2)^2)" office:value-type="float" office:value="0.283155555555556" calcext:value-type="float">
            <text:p>0.283155555555556</text:p>
          </table:table-cell>
          <table:table-cell/>
        </table:table-row>
        <table:table-row table:style-name="ro1">
          <table:table-cell table:number-columns-repeated="5"/>
          <table:table-cell table:formula="of:=[.F109]-[.$D$15]" office:value-type="float" office:value="0.507" calcext:value-type="float">
            <text:p>0.507</text:p>
          </table:table-cell>
          <table:table-cell table:formula="of:=[.$D$7]*([.$D$2]/2)^2/(2*[.$D$3])*(1-[.F110]^2/([.$D$2]/2)^2)" office:value-type="float" office:value="0.285975" calcext:value-type="float">
            <text:p>0.285975</text:p>
          </table:table-cell>
          <table:table-cell/>
        </table:table-row>
        <table:table-row table:style-name="ro1">
          <table:table-cell table:number-columns-repeated="5"/>
          <table:table-cell table:formula="of:=[.F110]-[.$D$15]" office:value-type="float" office:value="0.506" calcext:value-type="float">
            <text:p>0.506</text:p>
          </table:table-cell>
          <table:table-cell table:formula="of:=[.$D$7]*([.$D$2]/2)^2/(2*[.$D$3])*(1-[.F111]^2/([.$D$2]/2)^2)" office:value-type="float" office:value="0.288788888888889" calcext:value-type="float">
            <text:p>0.288788888888889</text:p>
          </table:table-cell>
          <table:table-cell/>
        </table:table-row>
        <table:table-row table:style-name="ro1">
          <table:table-cell table:number-columns-repeated="5"/>
          <table:table-cell table:formula="of:=[.F111]-[.$D$15]" office:value-type="float" office:value="0.505" calcext:value-type="float">
            <text:p>0.505</text:p>
          </table:table-cell>
          <table:table-cell table:formula="of:=[.$D$7]*([.$D$2]/2)^2/(2*[.$D$3])*(1-[.F112]^2/([.$D$2]/2)^2)" office:value-type="float" office:value="0.291597222222223" calcext:value-type="float">
            <text:p>0.291597222222223</text:p>
          </table:table-cell>
          <table:table-cell/>
        </table:table-row>
        <table:table-row table:style-name="ro1">
          <table:table-cell table:number-columns-repeated="5"/>
          <table:table-cell table:formula="of:=[.F112]-[.$D$15]" office:value-type="float" office:value="0.504" calcext:value-type="float">
            <text:p>0.504</text:p>
          </table:table-cell>
          <table:table-cell table:formula="of:=[.$D$7]*([.$D$2]/2)^2/(2*[.$D$3])*(1-[.F113]^2/([.$D$2]/2)^2)" office:value-type="float" office:value="0.2944" calcext:value-type="float">
            <text:p>0.2944</text:p>
          </table:table-cell>
          <table:table-cell/>
        </table:table-row>
        <table:table-row table:style-name="ro1">
          <table:table-cell table:number-columns-repeated="5"/>
          <table:table-cell table:formula="of:=[.F113]-[.$D$15]" office:value-type="float" office:value="0.503" calcext:value-type="float">
            <text:p>0.503</text:p>
          </table:table-cell>
          <table:table-cell table:formula="of:=[.$D$7]*([.$D$2]/2)^2/(2*[.$D$3])*(1-[.F114]^2/([.$D$2]/2)^2)" office:value-type="float" office:value="0.297197222222223" calcext:value-type="float">
            <text:p>0.297197222222223</text:p>
          </table:table-cell>
          <table:table-cell/>
        </table:table-row>
        <table:table-row table:style-name="ro1">
          <table:table-cell table:number-columns-repeated="5"/>
          <table:table-cell table:formula="of:=[.F114]-[.$D$15]" office:value-type="float" office:value="0.502" calcext:value-type="float">
            <text:p>0.502</text:p>
          </table:table-cell>
          <table:table-cell table:formula="of:=[.$D$7]*([.$D$2]/2)^2/(2*[.$D$3])*(1-[.F115]^2/([.$D$2]/2)^2)" office:value-type="float" office:value="0.299988888888889" calcext:value-type="float">
            <text:p>0.299988888888889</text:p>
          </table:table-cell>
          <table:table-cell/>
        </table:table-row>
        <table:table-row table:style-name="ro1">
          <table:table-cell table:number-columns-repeated="5"/>
          <table:table-cell table:formula="of:=[.F115]-[.$D$15]" office:value-type="float" office:value="0.501" calcext:value-type="float">
            <text:p>0.501</text:p>
          </table:table-cell>
          <table:table-cell table:formula="of:=[.$D$7]*([.$D$2]/2)^2/(2*[.$D$3])*(1-[.F116]^2/([.$D$2]/2)^2)" office:value-type="float" office:value="0.302775" calcext:value-type="float">
            <text:p>0.302775</text:p>
          </table:table-cell>
          <table:table-cell/>
        </table:table-row>
        <table:table-row table:style-name="ro1">
          <table:table-cell table:number-columns-repeated="5"/>
          <table:table-cell table:formula="of:=[.F116]-[.$D$15]" office:value-type="float" office:value="0.5" calcext:value-type="float">
            <text:p>0.5</text:p>
          </table:table-cell>
          <table:table-cell table:formula="of:=[.$D$7]*([.$D$2]/2)^2/(2*[.$D$3])*(1-[.F117]^2/([.$D$2]/2)^2)" office:value-type="float" office:value="0.305555555555556" calcext:value-type="float">
            <text:p>0.305555555555556</text:p>
          </table:table-cell>
          <table:table-cell/>
        </table:table-row>
        <table:table-row table:style-name="ro1">
          <table:table-cell table:number-columns-repeated="5"/>
          <table:table-cell table:formula="of:=[.F117]-[.$D$15]" office:value-type="float" office:value="0.499" calcext:value-type="float">
            <text:p>0.499</text:p>
          </table:table-cell>
          <table:table-cell table:formula="of:=[.$D$7]*([.$D$2]/2)^2/(2*[.$D$3])*(1-[.F118]^2/([.$D$2]/2)^2)" office:value-type="float" office:value="0.308330555555556" calcext:value-type="float">
            <text:p>0.308330555555556</text:p>
          </table:table-cell>
          <table:table-cell/>
        </table:table-row>
        <table:table-row table:style-name="ro1">
          <table:table-cell table:number-columns-repeated="5"/>
          <table:table-cell table:formula="of:=[.F118]-[.$D$15]" office:value-type="float" office:value="0.498" calcext:value-type="float">
            <text:p>0.498</text:p>
          </table:table-cell>
          <table:table-cell table:formula="of:=[.$D$7]*([.$D$2]/2)^2/(2*[.$D$3])*(1-[.F119]^2/([.$D$2]/2)^2)" office:value-type="float" office:value="0.3111" calcext:value-type="float">
            <text:p>0.3111</text:p>
          </table:table-cell>
          <table:table-cell/>
        </table:table-row>
        <table:table-row table:style-name="ro1">
          <table:table-cell table:number-columns-repeated="5"/>
          <table:table-cell table:formula="of:=[.F119]-[.$D$15]" office:value-type="float" office:value="0.497" calcext:value-type="float">
            <text:p>0.497</text:p>
          </table:table-cell>
          <table:table-cell table:formula="of:=[.$D$7]*([.$D$2]/2)^2/(2*[.$D$3])*(1-[.F120]^2/([.$D$2]/2)^2)" office:value-type="float" office:value="0.313863888888889" calcext:value-type="float">
            <text:p>0.313863888888889</text:p>
          </table:table-cell>
          <table:table-cell/>
        </table:table-row>
        <table:table-row table:style-name="ro1">
          <table:table-cell table:number-columns-repeated="5"/>
          <table:table-cell table:formula="of:=[.F120]-[.$D$15]" office:value-type="float" office:value="0.496" calcext:value-type="float">
            <text:p>0.496</text:p>
          </table:table-cell>
          <table:table-cell table:formula="of:=[.$D$7]*([.$D$2]/2)^2/(2*[.$D$3])*(1-[.F121]^2/([.$D$2]/2)^2)" office:value-type="float" office:value="0.316622222222223" calcext:value-type="float">
            <text:p>0.316622222222223</text:p>
          </table:table-cell>
          <table:table-cell/>
        </table:table-row>
        <table:table-row table:style-name="ro1">
          <table:table-cell table:number-columns-repeated="5"/>
          <table:table-cell table:formula="of:=[.F121]-[.$D$15]" office:value-type="float" office:value="0.495" calcext:value-type="float">
            <text:p>0.495</text:p>
          </table:table-cell>
          <table:table-cell table:formula="of:=[.$D$7]*([.$D$2]/2)^2/(2*[.$D$3])*(1-[.F122]^2/([.$D$2]/2)^2)" office:value-type="float" office:value="0.319375" calcext:value-type="float">
            <text:p>0.319375</text:p>
          </table:table-cell>
          <table:table-cell/>
        </table:table-row>
        <table:table-row table:style-name="ro1">
          <table:table-cell table:number-columns-repeated="5"/>
          <table:table-cell table:formula="of:=[.F122]-[.$D$15]" office:value-type="float" office:value="0.494" calcext:value-type="float">
            <text:p>0.494</text:p>
          </table:table-cell>
          <table:table-cell table:formula="of:=[.$D$7]*([.$D$2]/2)^2/(2*[.$D$3])*(1-[.F123]^2/([.$D$2]/2)^2)" office:value-type="float" office:value="0.322122222222223" calcext:value-type="float">
            <text:p>0.322122222222223</text:p>
          </table:table-cell>
          <table:table-cell/>
        </table:table-row>
        <table:table-row table:style-name="ro1">
          <table:table-cell table:number-columns-repeated="5"/>
          <table:table-cell table:formula="of:=[.F123]-[.$D$15]" office:value-type="float" office:value="0.493" calcext:value-type="float">
            <text:p>0.493</text:p>
          </table:table-cell>
          <table:table-cell table:formula="of:=[.$D$7]*([.$D$2]/2)^2/(2*[.$D$3])*(1-[.F124]^2/([.$D$2]/2)^2)" office:value-type="float" office:value="0.324863888888889" calcext:value-type="float">
            <text:p>0.324863888888889</text:p>
          </table:table-cell>
          <table:table-cell/>
        </table:table-row>
        <table:table-row table:style-name="ro1">
          <table:table-cell table:number-columns-repeated="5"/>
          <table:table-cell table:formula="of:=[.F124]-[.$D$15]" office:value-type="float" office:value="0.492" calcext:value-type="float">
            <text:p>0.492</text:p>
          </table:table-cell>
          <table:table-cell table:formula="of:=[.$D$7]*([.$D$2]/2)^2/(2*[.$D$3])*(1-[.F125]^2/([.$D$2]/2)^2)" office:value-type="float" office:value="0.3276" calcext:value-type="float">
            <text:p>0.3276</text:p>
          </table:table-cell>
          <table:table-cell/>
        </table:table-row>
        <table:table-row table:style-name="ro1">
          <table:table-cell table:number-columns-repeated="5"/>
          <table:table-cell table:formula="of:=[.F125]-[.$D$15]" office:value-type="float" office:value="0.491" calcext:value-type="float">
            <text:p>0.491</text:p>
          </table:table-cell>
          <table:table-cell table:formula="of:=[.$D$7]*([.$D$2]/2)^2/(2*[.$D$3])*(1-[.F126]^2/([.$D$2]/2)^2)" office:value-type="float" office:value="0.330330555555556" calcext:value-type="float">
            <text:p>0.330330555555556</text:p>
          </table:table-cell>
          <table:table-cell/>
        </table:table-row>
        <table:table-row table:style-name="ro1">
          <table:table-cell table:number-columns-repeated="5"/>
          <table:table-cell table:formula="of:=[.F126]-[.$D$15]" office:value-type="float" office:value="0.49" calcext:value-type="float">
            <text:p>0.49</text:p>
          </table:table-cell>
          <table:table-cell table:formula="of:=[.$D$7]*([.$D$2]/2)^2/(2*[.$D$3])*(1-[.F127]^2/([.$D$2]/2)^2)" office:value-type="float" office:value="0.333055555555556" calcext:value-type="float">
            <text:p>0.333055555555556</text:p>
          </table:table-cell>
          <table:table-cell/>
        </table:table-row>
        <table:table-row table:style-name="ro1">
          <table:table-cell table:number-columns-repeated="5"/>
          <table:table-cell table:formula="of:=[.F127]-[.$D$15]" office:value-type="float" office:value="0.489" calcext:value-type="float">
            <text:p>0.489</text:p>
          </table:table-cell>
          <table:table-cell table:formula="of:=[.$D$7]*([.$D$2]/2)^2/(2*[.$D$3])*(1-[.F128]^2/([.$D$2]/2)^2)" office:value-type="float" office:value="0.335775" calcext:value-type="float">
            <text:p>0.335775</text:p>
          </table:table-cell>
          <table:table-cell/>
        </table:table-row>
        <table:table-row table:style-name="ro1">
          <table:table-cell table:number-columns-repeated="5"/>
          <table:table-cell table:formula="of:=[.F128]-[.$D$15]" office:value-type="float" office:value="0.488" calcext:value-type="float">
            <text:p>0.488</text:p>
          </table:table-cell>
          <table:table-cell table:formula="of:=[.$D$7]*([.$D$2]/2)^2/(2*[.$D$3])*(1-[.F129]^2/([.$D$2]/2)^2)" office:value-type="float" office:value="0.338488888888889" calcext:value-type="float">
            <text:p>0.338488888888889</text:p>
          </table:table-cell>
          <table:table-cell/>
        </table:table-row>
        <table:table-row table:style-name="ro1">
          <table:table-cell table:number-columns-repeated="5"/>
          <table:table-cell table:formula="of:=[.F129]-[.$D$15]" office:value-type="float" office:value="0.487" calcext:value-type="float">
            <text:p>0.487</text:p>
          </table:table-cell>
          <table:table-cell table:formula="of:=[.$D$7]*([.$D$2]/2)^2/(2*[.$D$3])*(1-[.F130]^2/([.$D$2]/2)^2)" office:value-type="float" office:value="0.341197222222222" calcext:value-type="float">
            <text:p>0.341197222222222</text:p>
          </table:table-cell>
          <table:table-cell/>
        </table:table-row>
        <table:table-row table:style-name="ro1">
          <table:table-cell table:number-columns-repeated="5"/>
          <table:table-cell table:formula="of:=[.F130]-[.$D$15]" office:value-type="float" office:value="0.486" calcext:value-type="float">
            <text:p>0.486</text:p>
          </table:table-cell>
          <table:table-cell table:formula="of:=[.$D$7]*([.$D$2]/2)^2/(2*[.$D$3])*(1-[.F131]^2/([.$D$2]/2)^2)" office:value-type="float" office:value="0.3439" calcext:value-type="float">
            <text:p>0.3439</text:p>
          </table:table-cell>
          <table:table-cell/>
        </table:table-row>
        <table:table-row table:style-name="ro1">
          <table:table-cell table:number-columns-repeated="5"/>
          <table:table-cell table:formula="of:=[.F131]-[.$D$15]" office:value-type="float" office:value="0.485" calcext:value-type="float">
            <text:p>0.485</text:p>
          </table:table-cell>
          <table:table-cell table:formula="of:=[.$D$7]*([.$D$2]/2)^2/(2*[.$D$3])*(1-[.F132]^2/([.$D$2]/2)^2)" office:value-type="float" office:value="0.346597222222223" calcext:value-type="float">
            <text:p>0.346597222222223</text:p>
          </table:table-cell>
          <table:table-cell/>
        </table:table-row>
        <table:table-row table:style-name="ro1">
          <table:table-cell table:number-columns-repeated="5"/>
          <table:table-cell table:formula="of:=[.F132]-[.$D$15]" office:value-type="float" office:value="0.484" calcext:value-type="float">
            <text:p>0.484</text:p>
          </table:table-cell>
          <table:table-cell table:formula="of:=[.$D$7]*([.$D$2]/2)^2/(2*[.$D$3])*(1-[.F133]^2/([.$D$2]/2)^2)" office:value-type="float" office:value="0.349288888888889" calcext:value-type="float">
            <text:p>0.349288888888889</text:p>
          </table:table-cell>
          <table:table-cell/>
        </table:table-row>
        <table:table-row table:style-name="ro1">
          <table:table-cell table:number-columns-repeated="5"/>
          <table:table-cell table:formula="of:=[.F133]-[.$D$15]" office:value-type="float" office:value="0.483" calcext:value-type="float">
            <text:p>0.483</text:p>
          </table:table-cell>
          <table:table-cell table:formula="of:=[.$D$7]*([.$D$2]/2)^2/(2*[.$D$3])*(1-[.F134]^2/([.$D$2]/2)^2)" office:value-type="float" office:value="0.351975" calcext:value-type="float">
            <text:p>0.351975</text:p>
          </table:table-cell>
          <table:table-cell/>
        </table:table-row>
        <table:table-row table:style-name="ro1">
          <table:table-cell table:number-columns-repeated="5"/>
          <table:table-cell table:formula="of:=[.F134]-[.$D$15]" office:value-type="float" office:value="0.482" calcext:value-type="float">
            <text:p>0.482</text:p>
          </table:table-cell>
          <table:table-cell table:formula="of:=[.$D$7]*([.$D$2]/2)^2/(2*[.$D$3])*(1-[.F135]^2/([.$D$2]/2)^2)" office:value-type="float" office:value="0.354655555555556" calcext:value-type="float">
            <text:p>0.354655555555556</text:p>
          </table:table-cell>
          <table:table-cell/>
        </table:table-row>
        <table:table-row table:style-name="ro1">
          <table:table-cell table:number-columns-repeated="5"/>
          <table:table-cell table:formula="of:=[.F135]-[.$D$15]" office:value-type="float" office:value="0.481" calcext:value-type="float">
            <text:p>0.481</text:p>
          </table:table-cell>
          <table:table-cell table:formula="of:=[.$D$7]*([.$D$2]/2)^2/(2*[.$D$3])*(1-[.F136]^2/([.$D$2]/2)^2)" office:value-type="float" office:value="0.357330555555556" calcext:value-type="float">
            <text:p>0.357330555555556</text:p>
          </table:table-cell>
          <table:table-cell/>
        </table:table-row>
        <table:table-row table:style-name="ro1">
          <table:table-cell table:number-columns-repeated="5"/>
          <table:table-cell table:formula="of:=[.F136]-[.$D$15]" office:value-type="float" office:value="0.48" calcext:value-type="float">
            <text:p>0.48</text:p>
          </table:table-cell>
          <table:table-cell table:formula="of:=[.$D$7]*([.$D$2]/2)^2/(2*[.$D$3])*(1-[.F137]^2/([.$D$2]/2)^2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5"/>
          <table:table-cell table:formula="of:=[.F137]-[.$D$15]" office:value-type="float" office:value="0.479" calcext:value-type="float">
            <text:p>0.479</text:p>
          </table:table-cell>
          <table:table-cell table:formula="of:=[.$D$7]*([.$D$2]/2)^2/(2*[.$D$3])*(1-[.F138]^2/([.$D$2]/2)^2)" office:value-type="float" office:value="0.362663888888889" calcext:value-type="float">
            <text:p>0.362663888888889</text:p>
          </table:table-cell>
          <table:table-cell/>
        </table:table-row>
        <table:table-row table:style-name="ro1">
          <table:table-cell table:number-columns-repeated="5"/>
          <table:table-cell table:formula="of:=[.F138]-[.$D$15]" office:value-type="float" office:value="0.478" calcext:value-type="float">
            <text:p>0.478</text:p>
          </table:table-cell>
          <table:table-cell table:formula="of:=[.$D$7]*([.$D$2]/2)^2/(2*[.$D$3])*(1-[.F139]^2/([.$D$2]/2)^2)" office:value-type="float" office:value="0.365322222222223" calcext:value-type="float">
            <text:p>0.365322222222223</text:p>
          </table:table-cell>
          <table:table-cell/>
        </table:table-row>
        <table:table-row table:style-name="ro1">
          <table:table-cell table:number-columns-repeated="5"/>
          <table:table-cell table:formula="of:=[.F139]-[.$D$15]" office:value-type="float" office:value="0.477" calcext:value-type="float">
            <text:p>0.477</text:p>
          </table:table-cell>
          <table:table-cell table:formula="of:=[.$D$7]*([.$D$2]/2)^2/(2*[.$D$3])*(1-[.F140]^2/([.$D$2]/2)^2)" office:value-type="float" office:value="0.367975" calcext:value-type="float">
            <text:p>0.367975</text:p>
          </table:table-cell>
          <table:table-cell/>
        </table:table-row>
        <table:table-row table:style-name="ro1">
          <table:table-cell table:number-columns-repeated="5"/>
          <table:table-cell table:formula="of:=[.F140]-[.$D$15]" office:value-type="float" office:value="0.476" calcext:value-type="float">
            <text:p>0.476</text:p>
          </table:table-cell>
          <table:table-cell table:formula="of:=[.$D$7]*([.$D$2]/2)^2/(2*[.$D$3])*(1-[.F141]^2/([.$D$2]/2)^2)" office:value-type="float" office:value="0.370622222222223" calcext:value-type="float">
            <text:p>0.370622222222223</text:p>
          </table:table-cell>
          <table:table-cell/>
        </table:table-row>
        <table:table-row table:style-name="ro1">
          <table:table-cell table:number-columns-repeated="5"/>
          <table:table-cell table:formula="of:=[.F141]-[.$D$15]" office:value-type="float" office:value="0.475" calcext:value-type="float">
            <text:p>0.475</text:p>
          </table:table-cell>
          <table:table-cell table:formula="of:=[.$D$7]*([.$D$2]/2)^2/(2*[.$D$3])*(1-[.F142]^2/([.$D$2]/2)^2)" office:value-type="float" office:value="0.373263888888889" calcext:value-type="float">
            <text:p>0.373263888888889</text:p>
          </table:table-cell>
          <table:table-cell/>
        </table:table-row>
        <table:table-row table:style-name="ro1">
          <table:table-cell table:number-columns-repeated="5"/>
          <table:table-cell table:formula="of:=[.F142]-[.$D$15]" office:value-type="float" office:value="0.474" calcext:value-type="float">
            <text:p>0.474</text:p>
          </table:table-cell>
          <table:table-cell table:formula="of:=[.$D$7]*([.$D$2]/2)^2/(2*[.$D$3])*(1-[.F143]^2/([.$D$2]/2)^2)" office:value-type="float" office:value="0.3759" calcext:value-type="float">
            <text:p>0.3759</text:p>
          </table:table-cell>
          <table:table-cell/>
        </table:table-row>
        <table:table-row table:style-name="ro1">
          <table:table-cell table:number-columns-repeated="5"/>
          <table:table-cell table:formula="of:=[.F143]-[.$D$15]" office:value-type="float" office:value="0.473" calcext:value-type="float">
            <text:p>0.473</text:p>
          </table:table-cell>
          <table:table-cell table:formula="of:=[.$D$7]*([.$D$2]/2)^2/(2*[.$D$3])*(1-[.F144]^2/([.$D$2]/2)^2)" office:value-type="float" office:value="0.378530555555556" calcext:value-type="float">
            <text:p>0.378530555555556</text:p>
          </table:table-cell>
          <table:table-cell/>
        </table:table-row>
        <table:table-row table:style-name="ro1">
          <table:table-cell table:number-columns-repeated="5"/>
          <table:table-cell table:formula="of:=[.F144]-[.$D$15]" office:value-type="float" office:value="0.472" calcext:value-type="float">
            <text:p>0.472</text:p>
          </table:table-cell>
          <table:table-cell table:formula="of:=[.$D$7]*([.$D$2]/2)^2/(2*[.$D$3])*(1-[.F145]^2/([.$D$2]/2)^2)" office:value-type="float" office:value="0.381155555555556" calcext:value-type="float">
            <text:p>0.381155555555556</text:p>
          </table:table-cell>
          <table:table-cell/>
        </table:table-row>
        <table:table-row table:style-name="ro1">
          <table:table-cell table:number-columns-repeated="5"/>
          <table:table-cell table:formula="of:=[.F145]-[.$D$15]" office:value-type="float" office:value="0.471" calcext:value-type="float">
            <text:p>0.471</text:p>
          </table:table-cell>
          <table:table-cell table:formula="of:=[.$D$7]*([.$D$2]/2)^2/(2*[.$D$3])*(1-[.F146]^2/([.$D$2]/2)^2)" office:value-type="float" office:value="0.383775" calcext:value-type="float">
            <text:p>0.383775</text:p>
          </table:table-cell>
          <table:table-cell/>
        </table:table-row>
        <table:table-row table:style-name="ro1">
          <table:table-cell table:number-columns-repeated="5"/>
          <table:table-cell table:formula="of:=[.F146]-[.$D$15]" office:value-type="float" office:value="0.47" calcext:value-type="float">
            <text:p>0.47</text:p>
          </table:table-cell>
          <table:table-cell table:formula="of:=[.$D$7]*([.$D$2]/2)^2/(2*[.$D$3])*(1-[.F147]^2/([.$D$2]/2)^2)" office:value-type="float" office:value="0.386388888888889" calcext:value-type="float">
            <text:p>0.386388888888889</text:p>
          </table:table-cell>
          <table:table-cell/>
        </table:table-row>
        <table:table-row table:style-name="ro1">
          <table:table-cell table:number-columns-repeated="5"/>
          <table:table-cell table:formula="of:=[.F147]-[.$D$15]" office:value-type="float" office:value="0.469" calcext:value-type="float">
            <text:p>0.469</text:p>
          </table:table-cell>
          <table:table-cell table:formula="of:=[.$D$7]*([.$D$2]/2)^2/(2*[.$D$3])*(1-[.F148]^2/([.$D$2]/2)^2)" office:value-type="float" office:value="0.388997222222223" calcext:value-type="float">
            <text:p>0.388997222222223</text:p>
          </table:table-cell>
          <table:table-cell/>
        </table:table-row>
        <table:table-row table:style-name="ro1">
          <table:table-cell table:number-columns-repeated="5"/>
          <table:table-cell table:formula="of:=[.F148]-[.$D$15]" office:value-type="float" office:value="0.468" calcext:value-type="float">
            <text:p>0.468</text:p>
          </table:table-cell>
          <table:table-cell table:formula="of:=[.$D$7]*([.$D$2]/2)^2/(2*[.$D$3])*(1-[.F149]^2/([.$D$2]/2)^2)" office:value-type="float" office:value="0.3916" calcext:value-type="float">
            <text:p>0.3916</text:p>
          </table:table-cell>
          <table:table-cell/>
        </table:table-row>
        <table:table-row table:style-name="ro1">
          <table:table-cell table:number-columns-repeated="5"/>
          <table:table-cell table:formula="of:=[.F149]-[.$D$15]" office:value-type="float" office:value="0.467" calcext:value-type="float">
            <text:p>0.467</text:p>
          </table:table-cell>
          <table:table-cell table:formula="of:=[.$D$7]*([.$D$2]/2)^2/(2*[.$D$3])*(1-[.F150]^2/([.$D$2]/2)^2)" office:value-type="float" office:value="0.394197222222223" calcext:value-type="float">
            <text:p>0.394197222222223</text:p>
          </table:table-cell>
          <table:table-cell/>
        </table:table-row>
        <table:table-row table:style-name="ro1">
          <table:table-cell table:number-columns-repeated="5"/>
          <table:table-cell table:formula="of:=[.F150]-[.$D$15]" office:value-type="float" office:value="0.466" calcext:value-type="float">
            <text:p>0.466</text:p>
          </table:table-cell>
          <table:table-cell table:formula="of:=[.$D$7]*([.$D$2]/2)^2/(2*[.$D$3])*(1-[.F151]^2/([.$D$2]/2)^2)" office:value-type="float" office:value="0.396788888888889" calcext:value-type="float">
            <text:p>0.396788888888889</text:p>
          </table:table-cell>
          <table:table-cell/>
        </table:table-row>
        <table:table-row table:style-name="ro1">
          <table:table-cell table:number-columns-repeated="5"/>
          <table:table-cell table:formula="of:=[.F151]-[.$D$15]" office:value-type="float" office:value="0.465" calcext:value-type="float">
            <text:p>0.465</text:p>
          </table:table-cell>
          <table:table-cell table:formula="of:=[.$D$7]*([.$D$2]/2)^2/(2*[.$D$3])*(1-[.F152]^2/([.$D$2]/2)^2)" office:value-type="float" office:value="0.399375" calcext:value-type="float">
            <text:p>0.399375</text:p>
          </table:table-cell>
          <table:table-cell/>
        </table:table-row>
        <table:table-row table:style-name="ro1">
          <table:table-cell table:number-columns-repeated="5"/>
          <table:table-cell table:formula="of:=[.F152]-[.$D$15]" office:value-type="float" office:value="0.464" calcext:value-type="float">
            <text:p>0.464</text:p>
          </table:table-cell>
          <table:table-cell table:formula="of:=[.$D$7]*([.$D$2]/2)^2/(2*[.$D$3])*(1-[.F153]^2/([.$D$2]/2)^2)" office:value-type="float" office:value="0.401955555555556" calcext:value-type="float">
            <text:p>0.401955555555556</text:p>
          </table:table-cell>
          <table:table-cell/>
        </table:table-row>
        <table:table-row table:style-name="ro1">
          <table:table-cell table:number-columns-repeated="5"/>
          <table:table-cell table:formula="of:=[.F153]-[.$D$15]" office:value-type="float" office:value="0.463" calcext:value-type="float">
            <text:p>0.463</text:p>
          </table:table-cell>
          <table:table-cell table:formula="of:=[.$D$7]*([.$D$2]/2)^2/(2*[.$D$3])*(1-[.F154]^2/([.$D$2]/2)^2)" office:value-type="float" office:value="0.404530555555556" calcext:value-type="float">
            <text:p>0.404530555555556</text:p>
          </table:table-cell>
          <table:table-cell/>
        </table:table-row>
        <table:table-row table:style-name="ro1">
          <table:table-cell table:number-columns-repeated="5"/>
          <table:table-cell table:formula="of:=[.F154]-[.$D$15]" office:value-type="float" office:value="0.462" calcext:value-type="float">
            <text:p>0.462</text:p>
          </table:table-cell>
          <table:table-cell table:formula="of:=[.$D$7]*([.$D$2]/2)^2/(2*[.$D$3])*(1-[.F155]^2/([.$D$2]/2)^2)" office:value-type="float" office:value="0.4071" calcext:value-type="float">
            <text:p>0.4071</text:p>
          </table:table-cell>
          <table:table-cell/>
        </table:table-row>
        <table:table-row table:style-name="ro1">
          <table:table-cell table:number-columns-repeated="5"/>
          <table:table-cell table:formula="of:=[.F155]-[.$D$15]" office:value-type="float" office:value="0.461" calcext:value-type="float">
            <text:p>0.461</text:p>
          </table:table-cell>
          <table:table-cell table:formula="of:=[.$D$7]*([.$D$2]/2)^2/(2*[.$D$3])*(1-[.F156]^2/([.$D$2]/2)^2)" office:value-type="float" office:value="0.409663888888889" calcext:value-type="float">
            <text:p>0.409663888888889</text:p>
          </table:table-cell>
          <table:table-cell/>
        </table:table-row>
        <table:table-row table:style-name="ro1">
          <table:table-cell table:number-columns-repeated="5"/>
          <table:table-cell table:formula="of:=[.F156]-[.$D$15]" office:value-type="float" office:value="0.46" calcext:value-type="float">
            <text:p>0.46</text:p>
          </table:table-cell>
          <table:table-cell table:formula="of:=[.$D$7]*([.$D$2]/2)^2/(2*[.$D$3])*(1-[.F157]^2/([.$D$2]/2)^2)" office:value-type="float" office:value="0.412222222222223" calcext:value-type="float">
            <text:p>0.412222222222223</text:p>
          </table:table-cell>
          <table:table-cell/>
        </table:table-row>
        <table:table-row table:style-name="ro1">
          <table:table-cell table:number-columns-repeated="5"/>
          <table:table-cell table:formula="of:=[.F157]-[.$D$15]" office:value-type="float" office:value="0.459" calcext:value-type="float">
            <text:p>0.459</text:p>
          </table:table-cell>
          <table:table-cell table:formula="of:=[.$D$7]*([.$D$2]/2)^2/(2*[.$D$3])*(1-[.F158]^2/([.$D$2]/2)^2)" office:value-type="float" office:value="0.414775" calcext:value-type="float">
            <text:p>0.414775</text:p>
          </table:table-cell>
          <table:table-cell/>
        </table:table-row>
        <table:table-row table:style-name="ro1">
          <table:table-cell table:number-columns-repeated="5"/>
          <table:table-cell table:formula="of:=[.F158]-[.$D$15]" office:value-type="float" office:value="0.458" calcext:value-type="float">
            <text:p>0.458</text:p>
          </table:table-cell>
          <table:table-cell table:formula="of:=[.$D$7]*([.$D$2]/2)^2/(2*[.$D$3])*(1-[.F159]^2/([.$D$2]/2)^2)" office:value-type="float" office:value="0.417322222222223" calcext:value-type="float">
            <text:p>0.417322222222223</text:p>
          </table:table-cell>
          <table:table-cell/>
        </table:table-row>
        <table:table-row table:style-name="ro1">
          <table:table-cell table:number-columns-repeated="5"/>
          <table:table-cell table:formula="of:=[.F159]-[.$D$15]" office:value-type="float" office:value="0.457" calcext:value-type="float">
            <text:p>0.457</text:p>
          </table:table-cell>
          <table:table-cell table:formula="of:=[.$D$7]*([.$D$2]/2)^2/(2*[.$D$3])*(1-[.F160]^2/([.$D$2]/2)^2)" office:value-type="float" office:value="0.419863888888889" calcext:value-type="float">
            <text:p>0.419863888888889</text:p>
          </table:table-cell>
          <table:table-cell/>
        </table:table-row>
        <table:table-row table:style-name="ro1">
          <table:table-cell table:number-columns-repeated="5"/>
          <table:table-cell table:formula="of:=[.F160]-[.$D$15]" office:value-type="float" office:value="0.456" calcext:value-type="float">
            <text:p>0.456</text:p>
          </table:table-cell>
          <table:table-cell table:formula="of:=[.$D$7]*([.$D$2]/2)^2/(2*[.$D$3])*(1-[.F161]^2/([.$D$2]/2)^2)" office:value-type="float" office:value="0.4224" calcext:value-type="float">
            <text:p>0.4224</text:p>
          </table:table-cell>
          <table:table-cell/>
        </table:table-row>
        <table:table-row table:style-name="ro1">
          <table:table-cell table:number-columns-repeated="5"/>
          <table:table-cell table:formula="of:=[.F161]-[.$D$15]" office:value-type="float" office:value="0.455" calcext:value-type="float">
            <text:p>0.455</text:p>
          </table:table-cell>
          <table:table-cell table:formula="of:=[.$D$7]*([.$D$2]/2)^2/(2*[.$D$3])*(1-[.F162]^2/([.$D$2]/2)^2)" office:value-type="float" office:value="0.424930555555556" calcext:value-type="float">
            <text:p>0.424930555555556</text:p>
          </table:table-cell>
          <table:table-cell/>
        </table:table-row>
        <table:table-row table:style-name="ro1">
          <table:table-cell table:number-columns-repeated="5"/>
          <table:table-cell table:formula="of:=[.F162]-[.$D$15]" office:value-type="float" office:value="0.454" calcext:value-type="float">
            <text:p>0.454</text:p>
          </table:table-cell>
          <table:table-cell table:formula="of:=[.$D$7]*([.$D$2]/2)^2/(2*[.$D$3])*(1-[.F163]^2/([.$D$2]/2)^2)" office:value-type="float" office:value="0.427455555555556" calcext:value-type="float">
            <text:p>0.427455555555556</text:p>
          </table:table-cell>
          <table:table-cell/>
        </table:table-row>
        <table:table-row table:style-name="ro1">
          <table:table-cell table:number-columns-repeated="5"/>
          <table:table-cell table:formula="of:=[.F163]-[.$D$15]" office:value-type="float" office:value="0.453" calcext:value-type="float">
            <text:p>0.453</text:p>
          </table:table-cell>
          <table:table-cell table:formula="of:=[.$D$7]*([.$D$2]/2)^2/(2*[.$D$3])*(1-[.F164]^2/([.$D$2]/2)^2)" office:value-type="float" office:value="0.429975" calcext:value-type="float">
            <text:p>0.429975</text:p>
          </table:table-cell>
          <table:table-cell/>
        </table:table-row>
        <table:table-row table:style-name="ro1">
          <table:table-cell table:number-columns-repeated="5"/>
          <table:table-cell table:formula="of:=[.F164]-[.$D$15]" office:value-type="float" office:value="0.452" calcext:value-type="float">
            <text:p>0.452</text:p>
          </table:table-cell>
          <table:table-cell table:formula="of:=[.$D$7]*([.$D$2]/2)^2/(2*[.$D$3])*(1-[.F165]^2/([.$D$2]/2)^2)" office:value-type="float" office:value="0.432488888888889" calcext:value-type="float">
            <text:p>0.432488888888889</text:p>
          </table:table-cell>
          <table:table-cell/>
        </table:table-row>
        <table:table-row table:style-name="ro1">
          <table:table-cell table:number-columns-repeated="5"/>
          <table:table-cell table:formula="of:=[.F165]-[.$D$15]" office:value-type="float" office:value="0.451" calcext:value-type="float">
            <text:p>0.451</text:p>
          </table:table-cell>
          <table:table-cell table:formula="of:=[.$D$7]*([.$D$2]/2)^2/(2*[.$D$3])*(1-[.F166]^2/([.$D$2]/2)^2)" office:value-type="float" office:value="0.434997222222223" calcext:value-type="float">
            <text:p>0.434997222222223</text:p>
          </table:table-cell>
          <table:table-cell/>
        </table:table-row>
        <table:table-row table:style-name="ro1">
          <table:table-cell table:number-columns-repeated="5"/>
          <table:table-cell table:formula="of:=[.F166]-[.$D$15]" office:value-type="float" office:value="0.45" calcext:value-type="float">
            <text:p>0.45</text:p>
          </table:table-cell>
          <table:table-cell table:formula="of:=[.$D$7]*([.$D$2]/2)^2/(2*[.$D$3])*(1-[.F167]^2/([.$D$2]/2)^2)" office:value-type="float" office:value="0.437500000000001" calcext:value-type="float">
            <text:p>0.437500000000001</text:p>
          </table:table-cell>
          <table:table-cell/>
        </table:table-row>
        <table:table-row table:style-name="ro1">
          <table:table-cell table:number-columns-repeated="5"/>
          <table:table-cell table:formula="of:=[.F167]-[.$D$15]" office:value-type="float" office:value="0.449" calcext:value-type="float">
            <text:p>0.449</text:p>
          </table:table-cell>
          <table:table-cell table:formula="of:=[.$D$7]*([.$D$2]/2)^2/(2*[.$D$3])*(1-[.F168]^2/([.$D$2]/2)^2)" office:value-type="float" office:value="0.439997222222223" calcext:value-type="float">
            <text:p>0.439997222222223</text:p>
          </table:table-cell>
          <table:table-cell/>
        </table:table-row>
        <table:table-row table:style-name="ro1">
          <table:table-cell table:number-columns-repeated="5"/>
          <table:table-cell table:formula="of:=[.F168]-[.$D$15]" office:value-type="float" office:value="0.448" calcext:value-type="float">
            <text:p>0.448</text:p>
          </table:table-cell>
          <table:table-cell table:formula="of:=[.$D$7]*([.$D$2]/2)^2/(2*[.$D$3])*(1-[.F169]^2/([.$D$2]/2)^2)" office:value-type="float" office:value="0.442488888888889" calcext:value-type="float">
            <text:p>0.442488888888889</text:p>
          </table:table-cell>
          <table:table-cell/>
        </table:table-row>
        <table:table-row table:style-name="ro1">
          <table:table-cell table:number-columns-repeated="5"/>
          <table:table-cell table:formula="of:=[.F169]-[.$D$15]" office:value-type="float" office:value="0.447" calcext:value-type="float">
            <text:p>0.447</text:p>
          </table:table-cell>
          <table:table-cell table:formula="of:=[.$D$7]*([.$D$2]/2)^2/(2*[.$D$3])*(1-[.F170]^2/([.$D$2]/2)^2)" office:value-type="float" office:value="0.444975000000001" calcext:value-type="float">
            <text:p>0.444975000000001</text:p>
          </table:table-cell>
          <table:table-cell/>
        </table:table-row>
        <table:table-row table:style-name="ro1">
          <table:table-cell table:number-columns-repeated="5"/>
          <table:table-cell table:formula="of:=[.F170]-[.$D$15]" office:value-type="float" office:value="0.446" calcext:value-type="float">
            <text:p>0.446</text:p>
          </table:table-cell>
          <table:table-cell table:formula="of:=[.$D$7]*([.$D$2]/2)^2/(2*[.$D$3])*(1-[.F171]^2/([.$D$2]/2)^2)" office:value-type="float" office:value="0.447455555555556" calcext:value-type="float">
            <text:p>0.447455555555556</text:p>
          </table:table-cell>
          <table:table-cell/>
        </table:table-row>
        <table:table-row table:style-name="ro1">
          <table:table-cell table:number-columns-repeated="5"/>
          <table:table-cell table:formula="of:=[.F171]-[.$D$15]" office:value-type="float" office:value="0.445" calcext:value-type="float">
            <text:p>0.445</text:p>
          </table:table-cell>
          <table:table-cell table:formula="of:=[.$D$7]*([.$D$2]/2)^2/(2*[.$D$3])*(1-[.F172]^2/([.$D$2]/2)^2)" office:value-type="float" office:value="0.449930555555556" calcext:value-type="float">
            <text:p>0.449930555555556</text:p>
          </table:table-cell>
          <table:table-cell/>
        </table:table-row>
        <table:table-row table:style-name="ro1">
          <table:table-cell table:number-columns-repeated="5"/>
          <table:table-cell table:formula="of:=[.F172]-[.$D$15]" office:value-type="float" office:value="0.444" calcext:value-type="float">
            <text:p>0.444</text:p>
          </table:table-cell>
          <table:table-cell table:formula="of:=[.$D$7]*([.$D$2]/2)^2/(2*[.$D$3])*(1-[.F173]^2/([.$D$2]/2)^2)" office:value-type="float" office:value="0.4524" calcext:value-type="float">
            <text:p>0.4524</text:p>
          </table:table-cell>
          <table:table-cell/>
        </table:table-row>
        <table:table-row table:style-name="ro1">
          <table:table-cell table:number-columns-repeated="5"/>
          <table:table-cell table:formula="of:=[.F173]-[.$D$15]" office:value-type="float" office:value="0.443" calcext:value-type="float">
            <text:p>0.443</text:p>
          </table:table-cell>
          <table:table-cell table:formula="of:=[.$D$7]*([.$D$2]/2)^2/(2*[.$D$3])*(1-[.F174]^2/([.$D$2]/2)^2)" office:value-type="float" office:value="0.454863888888889" calcext:value-type="float">
            <text:p>0.454863888888889</text:p>
          </table:table-cell>
          <table:table-cell/>
        </table:table-row>
        <table:table-row table:style-name="ro1">
          <table:table-cell table:number-columns-repeated="5"/>
          <table:table-cell table:formula="of:=[.F174]-[.$D$15]" office:value-type="float" office:value="0.442" calcext:value-type="float">
            <text:p>0.442</text:p>
          </table:table-cell>
          <table:table-cell table:formula="of:=[.$D$7]*([.$D$2]/2)^2/(2*[.$D$3])*(1-[.F175]^2/([.$D$2]/2)^2)" office:value-type="float" office:value="0.457322222222223" calcext:value-type="float">
            <text:p>0.457322222222223</text:p>
          </table:table-cell>
          <table:table-cell/>
        </table:table-row>
        <table:table-row table:style-name="ro1">
          <table:table-cell table:number-columns-repeated="5"/>
          <table:table-cell table:formula="of:=[.F175]-[.$D$15]" office:value-type="float" office:value="0.441" calcext:value-type="float">
            <text:p>0.441</text:p>
          </table:table-cell>
          <table:table-cell table:formula="of:=[.$D$7]*([.$D$2]/2)^2/(2*[.$D$3])*(1-[.F176]^2/([.$D$2]/2)^2)" office:value-type="float" office:value="0.459775000000001" calcext:value-type="float">
            <text:p>0.459775000000001</text:p>
          </table:table-cell>
          <table:table-cell/>
        </table:table-row>
        <table:table-row table:style-name="ro1">
          <table:table-cell table:number-columns-repeated="5"/>
          <table:table-cell table:formula="of:=[.F176]-[.$D$15]" office:value-type="float" office:value="0.44" calcext:value-type="float">
            <text:p>0.44</text:p>
          </table:table-cell>
          <table:table-cell table:formula="of:=[.$D$7]*([.$D$2]/2)^2/(2*[.$D$3])*(1-[.F177]^2/([.$D$2]/2)^2)" office:value-type="float" office:value="0.462222222222223" calcext:value-type="float">
            <text:p>0.462222222222223</text:p>
          </table:table-cell>
          <table:table-cell/>
        </table:table-row>
        <table:table-row table:style-name="ro1">
          <table:table-cell table:number-columns-repeated="5"/>
          <table:table-cell table:formula="of:=[.F177]-[.$D$15]" office:value-type="float" office:value="0.439" calcext:value-type="float">
            <text:p>0.439</text:p>
          </table:table-cell>
          <table:table-cell table:formula="of:=[.$D$7]*([.$D$2]/2)^2/(2*[.$D$3])*(1-[.F178]^2/([.$D$2]/2)^2)" office:value-type="float" office:value="0.464663888888889" calcext:value-type="float">
            <text:p>0.464663888888889</text:p>
          </table:table-cell>
          <table:table-cell/>
        </table:table-row>
        <table:table-row table:style-name="ro1">
          <table:table-cell table:number-columns-repeated="5"/>
          <table:table-cell table:formula="of:=[.F178]-[.$D$15]" office:value-type="float" office:value="0.438" calcext:value-type="float">
            <text:p>0.438</text:p>
          </table:table-cell>
          <table:table-cell table:formula="of:=[.$D$7]*([.$D$2]/2)^2/(2*[.$D$3])*(1-[.F179]^2/([.$D$2]/2)^2)" office:value-type="float" office:value="0.467100000000001" calcext:value-type="float">
            <text:p>0.467100000000001</text:p>
          </table:table-cell>
          <table:table-cell/>
        </table:table-row>
        <table:table-row table:style-name="ro1">
          <table:table-cell table:number-columns-repeated="5"/>
          <table:table-cell table:formula="of:=[.F179]-[.$D$15]" office:value-type="float" office:value="0.437" calcext:value-type="float">
            <text:p>0.437</text:p>
          </table:table-cell>
          <table:table-cell table:formula="of:=[.$D$7]*([.$D$2]/2)^2/(2*[.$D$3])*(1-[.F180]^2/([.$D$2]/2)^2)" office:value-type="float" office:value="0.469530555555556" calcext:value-type="float">
            <text:p>0.469530555555556</text:p>
          </table:table-cell>
          <table:table-cell/>
        </table:table-row>
        <table:table-row table:style-name="ro1">
          <table:table-cell table:number-columns-repeated="5"/>
          <table:table-cell table:formula="of:=[.F180]-[.$D$15]" office:value-type="float" office:value="0.436" calcext:value-type="float">
            <text:p>0.436</text:p>
          </table:table-cell>
          <table:table-cell table:formula="of:=[.$D$7]*([.$D$2]/2)^2/(2*[.$D$3])*(1-[.F181]^2/([.$D$2]/2)^2)" office:value-type="float" office:value="0.471955555555556" calcext:value-type="float">
            <text:p>0.471955555555556</text:p>
          </table:table-cell>
          <table:table-cell/>
        </table:table-row>
        <table:table-row table:style-name="ro1">
          <table:table-cell table:number-columns-repeated="5"/>
          <table:table-cell table:formula="of:=[.F181]-[.$D$15]" office:value-type="float" office:value="0.435" calcext:value-type="float">
            <text:p>0.435</text:p>
          </table:table-cell>
          <table:table-cell table:formula="of:=[.$D$7]*([.$D$2]/2)^2/(2*[.$D$3])*(1-[.F182]^2/([.$D$2]/2)^2)" office:value-type="float" office:value="0.474375" calcext:value-type="float">
            <text:p>0.474375</text:p>
          </table:table-cell>
          <table:table-cell/>
        </table:table-row>
        <table:table-row table:style-name="ro1">
          <table:table-cell table:number-columns-repeated="5"/>
          <table:table-cell table:formula="of:=[.F182]-[.$D$15]" office:value-type="float" office:value="0.434" calcext:value-type="float">
            <text:p>0.434</text:p>
          </table:table-cell>
          <table:table-cell table:formula="of:=[.$D$7]*([.$D$2]/2)^2/(2*[.$D$3])*(1-[.F183]^2/([.$D$2]/2)^2)" office:value-type="float" office:value="0.476788888888889" calcext:value-type="float">
            <text:p>0.476788888888889</text:p>
          </table:table-cell>
          <table:table-cell/>
        </table:table-row>
        <table:table-row table:style-name="ro1">
          <table:table-cell table:number-columns-repeated="5"/>
          <table:table-cell table:formula="of:=[.F183]-[.$D$15]" office:value-type="float" office:value="0.433" calcext:value-type="float">
            <text:p>0.433</text:p>
          </table:table-cell>
          <table:table-cell table:formula="of:=[.$D$7]*([.$D$2]/2)^2/(2*[.$D$3])*(1-[.F184]^2/([.$D$2]/2)^2)" office:value-type="float" office:value="0.479197222222223" calcext:value-type="float">
            <text:p>0.479197222222223</text:p>
          </table:table-cell>
          <table:table-cell/>
        </table:table-row>
        <table:table-row table:style-name="ro1">
          <table:table-cell table:number-columns-repeated="5"/>
          <table:table-cell table:formula="of:=[.F184]-[.$D$15]" office:value-type="float" office:value="0.432" calcext:value-type="float">
            <text:p>0.432</text:p>
          </table:table-cell>
          <table:table-cell table:formula="of:=[.$D$7]*([.$D$2]/2)^2/(2*[.$D$3])*(1-[.F185]^2/([.$D$2]/2)^2)" office:value-type="float" office:value="0.4816" calcext:value-type="float">
            <text:p>0.4816</text:p>
          </table:table-cell>
          <table:table-cell/>
        </table:table-row>
        <table:table-row table:style-name="ro1">
          <table:table-cell table:number-columns-repeated="5"/>
          <table:table-cell table:formula="of:=[.F185]-[.$D$15]" office:value-type="float" office:value="0.431" calcext:value-type="float">
            <text:p>0.431</text:p>
          </table:table-cell>
          <table:table-cell table:formula="of:=[.$D$7]*([.$D$2]/2)^2/(2*[.$D$3])*(1-[.F186]^2/([.$D$2]/2)^2)" office:value-type="float" office:value="0.483997222222223" calcext:value-type="float">
            <text:p>0.483997222222223</text:p>
          </table:table-cell>
          <table:table-cell/>
        </table:table-row>
        <table:table-row table:style-name="ro1">
          <table:table-cell table:number-columns-repeated="5"/>
          <table:table-cell table:formula="of:=[.F186]-[.$D$15]" office:value-type="float" office:value="0.43" calcext:value-type="float">
            <text:p>0.43</text:p>
          </table:table-cell>
          <table:table-cell table:formula="of:=[.$D$7]*([.$D$2]/2)^2/(2*[.$D$3])*(1-[.F187]^2/([.$D$2]/2)^2)" office:value-type="float" office:value="0.486388888888889" calcext:value-type="float">
            <text:p>0.486388888888889</text:p>
          </table:table-cell>
          <table:table-cell/>
        </table:table-row>
        <table:table-row table:style-name="ro1">
          <table:table-cell table:number-columns-repeated="5"/>
          <table:table-cell table:formula="of:=[.F187]-[.$D$15]" office:value-type="float" office:value="0.429" calcext:value-type="float">
            <text:p>0.429</text:p>
          </table:table-cell>
          <table:table-cell table:formula="of:=[.$D$7]*([.$D$2]/2)^2/(2*[.$D$3])*(1-[.F188]^2/([.$D$2]/2)^2)" office:value-type="float" office:value="0.488775000000001" calcext:value-type="float">
            <text:p>0.488775000000001</text:p>
          </table:table-cell>
          <table:table-cell/>
        </table:table-row>
        <table:table-row table:style-name="ro1">
          <table:table-cell table:number-columns-repeated="5"/>
          <table:table-cell table:formula="of:=[.F188]-[.$D$15]" office:value-type="float" office:value="0.428" calcext:value-type="float">
            <text:p>0.428</text:p>
          </table:table-cell>
          <table:table-cell table:formula="of:=[.$D$7]*([.$D$2]/2)^2/(2*[.$D$3])*(1-[.F189]^2/([.$D$2]/2)^2)" office:value-type="float" office:value="0.491155555555556" calcext:value-type="float">
            <text:p>0.491155555555556</text:p>
          </table:table-cell>
          <table:table-cell/>
        </table:table-row>
        <table:table-row table:style-name="ro1">
          <table:table-cell table:number-columns-repeated="5"/>
          <table:table-cell table:formula="of:=[.F189]-[.$D$15]" office:value-type="float" office:value="0.427" calcext:value-type="float">
            <text:p>0.427</text:p>
          </table:table-cell>
          <table:table-cell table:formula="of:=[.$D$7]*([.$D$2]/2)^2/(2*[.$D$3])*(1-[.F190]^2/([.$D$2]/2)^2)" office:value-type="float" office:value="0.493530555555556" calcext:value-type="float">
            <text:p>0.493530555555556</text:p>
          </table:table-cell>
          <table:table-cell/>
        </table:table-row>
        <table:table-row table:style-name="ro1">
          <table:table-cell table:number-columns-repeated="5"/>
          <table:table-cell table:formula="of:=[.F190]-[.$D$15]" office:value-type="float" office:value="0.426" calcext:value-type="float">
            <text:p>0.426</text:p>
          </table:table-cell>
          <table:table-cell table:formula="of:=[.$D$7]*([.$D$2]/2)^2/(2*[.$D$3])*(1-[.F191]^2/([.$D$2]/2)^2)" office:value-type="float" office:value="0.4959" calcext:value-type="float">
            <text:p>0.4959</text:p>
          </table:table-cell>
          <table:table-cell/>
        </table:table-row>
        <table:table-row table:style-name="ro1">
          <table:table-cell table:number-columns-repeated="5"/>
          <table:table-cell table:formula="of:=[.F191]-[.$D$15]" office:value-type="float" office:value="0.425" calcext:value-type="float">
            <text:p>0.425</text:p>
          </table:table-cell>
          <table:table-cell table:formula="of:=[.$D$7]*([.$D$2]/2)^2/(2*[.$D$3])*(1-[.F192]^2/([.$D$2]/2)^2)" office:value-type="float" office:value="0.498263888888889" calcext:value-type="float">
            <text:p>0.498263888888889</text:p>
          </table:table-cell>
          <table:table-cell/>
        </table:table-row>
        <table:table-row table:style-name="ro1">
          <table:table-cell table:number-columns-repeated="5"/>
          <table:table-cell table:formula="of:=[.F192]-[.$D$15]" office:value-type="float" office:value="0.424" calcext:value-type="float">
            <text:p>0.424</text:p>
          </table:table-cell>
          <table:table-cell table:formula="of:=[.$D$7]*([.$D$2]/2)^2/(2*[.$D$3])*(1-[.F193]^2/([.$D$2]/2)^2)" office:value-type="float" office:value="0.500622222222223" calcext:value-type="float">
            <text:p>0.500622222222223</text:p>
          </table:table-cell>
          <table:table-cell/>
        </table:table-row>
        <table:table-row table:style-name="ro1">
          <table:table-cell table:number-columns-repeated="5"/>
          <table:table-cell table:formula="of:=[.F193]-[.$D$15]" office:value-type="float" office:value="0.423" calcext:value-type="float">
            <text:p>0.423</text:p>
          </table:table-cell>
          <table:table-cell table:formula="of:=[.$D$7]*([.$D$2]/2)^2/(2*[.$D$3])*(1-[.F194]^2/([.$D$2]/2)^2)" office:value-type="float" office:value="0.502975" calcext:value-type="float">
            <text:p>0.502975</text:p>
          </table:table-cell>
          <table:table-cell/>
        </table:table-row>
        <table:table-row table:style-name="ro1">
          <table:table-cell table:number-columns-repeated="5"/>
          <table:table-cell table:formula="of:=[.F194]-[.$D$15]" office:value-type="float" office:value="0.422" calcext:value-type="float">
            <text:p>0.422</text:p>
          </table:table-cell>
          <table:table-cell table:formula="of:=[.$D$7]*([.$D$2]/2)^2/(2*[.$D$3])*(1-[.F195]^2/([.$D$2]/2)^2)" office:value-type="float" office:value="0.505322222222223" calcext:value-type="float">
            <text:p>0.505322222222223</text:p>
          </table:table-cell>
          <table:table-cell/>
        </table:table-row>
        <table:table-row table:style-name="ro1">
          <table:table-cell table:number-columns-repeated="5"/>
          <table:table-cell table:formula="of:=[.F195]-[.$D$15]" office:value-type="float" office:value="0.421" calcext:value-type="float">
            <text:p>0.421</text:p>
          </table:table-cell>
          <table:table-cell table:formula="of:=[.$D$7]*([.$D$2]/2)^2/(2*[.$D$3])*(1-[.F196]^2/([.$D$2]/2)^2)" office:value-type="float" office:value="0.507663888888889" calcext:value-type="float">
            <text:p>0.507663888888889</text:p>
          </table:table-cell>
          <table:table-cell/>
        </table:table-row>
        <table:table-row table:style-name="ro1">
          <table:table-cell table:number-columns-repeated="5"/>
          <table:table-cell table:formula="of:=[.F196]-[.$D$15]" office:value-type="float" office:value="0.42" calcext:value-type="float">
            <text:p>0.42</text:p>
          </table:table-cell>
          <table:table-cell table:formula="of:=[.$D$7]*([.$D$2]/2)^2/(2*[.$D$3])*(1-[.F197]^2/([.$D$2]/2)^2)" office:value-type="float" office:value="0.510000000000001" calcext:value-type="float">
            <text:p>0.510000000000001</text:p>
          </table:table-cell>
          <table:table-cell/>
        </table:table-row>
        <table:table-row table:style-name="ro1">
          <table:table-cell table:number-columns-repeated="5"/>
          <table:table-cell table:formula="of:=[.F197]-[.$D$15]" office:value-type="float" office:value="0.419" calcext:value-type="float">
            <text:p>0.419</text:p>
          </table:table-cell>
          <table:table-cell table:formula="of:=[.$D$7]*([.$D$2]/2)^2/(2*[.$D$3])*(1-[.F198]^2/([.$D$2]/2)^2)" office:value-type="float" office:value="0.512330555555556" calcext:value-type="float">
            <text:p>0.512330555555556</text:p>
          </table:table-cell>
          <table:table-cell/>
        </table:table-row>
        <table:table-row table:style-name="ro1">
          <table:table-cell table:number-columns-repeated="5"/>
          <table:table-cell table:formula="of:=[.F198]-[.$D$15]" office:value-type="float" office:value="0.418" calcext:value-type="float">
            <text:p>0.418</text:p>
          </table:table-cell>
          <table:table-cell table:formula="of:=[.$D$7]*([.$D$2]/2)^2/(2*[.$D$3])*(1-[.F199]^2/([.$D$2]/2)^2)" office:value-type="float" office:value="0.514655555555556" calcext:value-type="float">
            <text:p>0.514655555555556</text:p>
          </table:table-cell>
          <table:table-cell/>
        </table:table-row>
        <table:table-row table:style-name="ro1">
          <table:table-cell table:number-columns-repeated="5"/>
          <table:table-cell table:formula="of:=[.F199]-[.$D$15]" office:value-type="float" office:value="0.417" calcext:value-type="float">
            <text:p>0.417</text:p>
          </table:table-cell>
          <table:table-cell table:formula="of:=[.$D$7]*([.$D$2]/2)^2/(2*[.$D$3])*(1-[.F200]^2/([.$D$2]/2)^2)" office:value-type="float" office:value="0.516975000000001" calcext:value-type="float">
            <text:p>0.516975000000001</text:p>
          </table:table-cell>
          <table:table-cell/>
        </table:table-row>
        <table:table-row table:style-name="ro1">
          <table:table-cell table:number-columns-repeated="5"/>
          <table:table-cell table:formula="of:=[.F200]-[.$D$15]" office:value-type="float" office:value="0.416" calcext:value-type="float">
            <text:p>0.416</text:p>
          </table:table-cell>
          <table:table-cell table:formula="of:=[.$D$7]*([.$D$2]/2)^2/(2*[.$D$3])*(1-[.F201]^2/([.$D$2]/2)^2)" office:value-type="float" office:value="0.519288888888889" calcext:value-type="float">
            <text:p>0.519288888888889</text:p>
          </table:table-cell>
          <table:table-cell/>
        </table:table-row>
        <table:table-row table:style-name="ro1">
          <table:table-cell table:number-columns-repeated="5"/>
          <table:table-cell table:formula="of:=[.F201]-[.$D$15]" office:value-type="float" office:value="0.415" calcext:value-type="float">
            <text:p>0.415</text:p>
          </table:table-cell>
          <table:table-cell table:formula="of:=[.$D$7]*([.$D$2]/2)^2/(2*[.$D$3])*(1-[.F202]^2/([.$D$2]/2)^2)" office:value-type="float" office:value="0.521597222222223" calcext:value-type="float">
            <text:p>0.521597222222223</text:p>
          </table:table-cell>
          <table:table-cell/>
        </table:table-row>
        <table:table-row table:style-name="ro1">
          <table:table-cell table:number-columns-repeated="5"/>
          <table:table-cell table:formula="of:=[.F202]-[.$D$15]" office:value-type="float" office:value="0.414" calcext:value-type="float">
            <text:p>0.414</text:p>
          </table:table-cell>
          <table:table-cell table:formula="of:=[.$D$7]*([.$D$2]/2)^2/(2*[.$D$3])*(1-[.F203]^2/([.$D$2]/2)^2)" office:value-type="float" office:value="0.5239" calcext:value-type="float">
            <text:p>0.5239</text:p>
          </table:table-cell>
          <table:table-cell/>
        </table:table-row>
        <table:table-row table:style-name="ro1">
          <table:table-cell table:number-columns-repeated="5"/>
          <table:table-cell table:formula="of:=[.F203]-[.$D$15]" office:value-type="float" office:value="0.413" calcext:value-type="float">
            <text:p>0.413</text:p>
          </table:table-cell>
          <table:table-cell table:formula="of:=[.$D$7]*([.$D$2]/2)^2/(2*[.$D$3])*(1-[.F204]^2/([.$D$2]/2)^2)" office:value-type="float" office:value="0.526197222222223" calcext:value-type="float">
            <text:p>0.526197222222223</text:p>
          </table:table-cell>
          <table:table-cell/>
        </table:table-row>
        <table:table-row table:style-name="ro1">
          <table:table-cell table:number-columns-repeated="5"/>
          <table:table-cell table:formula="of:=[.F204]-[.$D$15]" office:value-type="float" office:value="0.412" calcext:value-type="float">
            <text:p>0.412</text:p>
          </table:table-cell>
          <table:table-cell table:formula="of:=[.$D$7]*([.$D$2]/2)^2/(2*[.$D$3])*(1-[.F205]^2/([.$D$2]/2)^2)" office:value-type="float" office:value="0.528488888888889" calcext:value-type="float">
            <text:p>0.528488888888889</text:p>
          </table:table-cell>
          <table:table-cell/>
        </table:table-row>
        <table:table-row table:style-name="ro1">
          <table:table-cell table:number-columns-repeated="5"/>
          <table:table-cell table:formula="of:=[.F205]-[.$D$15]" office:value-type="float" office:value="0.411" calcext:value-type="float">
            <text:p>0.411</text:p>
          </table:table-cell>
          <table:table-cell table:formula="of:=[.$D$7]*([.$D$2]/2)^2/(2*[.$D$3])*(1-[.F206]^2/([.$D$2]/2)^2)" office:value-type="float" office:value="0.530775000000001" calcext:value-type="float">
            <text:p>0.530775000000001</text:p>
          </table:table-cell>
          <table:table-cell/>
        </table:table-row>
        <table:table-row table:style-name="ro1">
          <table:table-cell table:number-columns-repeated="5"/>
          <table:table-cell table:formula="of:=[.F206]-[.$D$15]" office:value-type="float" office:value="0.41" calcext:value-type="float">
            <text:p>0.41</text:p>
          </table:table-cell>
          <table:table-cell table:formula="of:=[.$D$7]*([.$D$2]/2)^2/(2*[.$D$3])*(1-[.F207]^2/([.$D$2]/2)^2)" office:value-type="float" office:value="0.533055555555556" calcext:value-type="float">
            <text:p>0.533055555555556</text:p>
          </table:table-cell>
          <table:table-cell/>
        </table:table-row>
        <table:table-row table:style-name="ro1">
          <table:table-cell table:number-columns-repeated="5"/>
          <table:table-cell table:formula="of:=[.F207]-[.$D$15]" office:value-type="float" office:value="0.409" calcext:value-type="float">
            <text:p>0.409</text:p>
          </table:table-cell>
          <table:table-cell table:formula="of:=[.$D$7]*([.$D$2]/2)^2/(2*[.$D$3])*(1-[.F208]^2/([.$D$2]/2)^2)" office:value-type="float" office:value="0.535330555555556" calcext:value-type="float">
            <text:p>0.535330555555556</text:p>
          </table:table-cell>
          <table:table-cell/>
        </table:table-row>
        <table:table-row table:style-name="ro1">
          <table:table-cell table:number-columns-repeated="5"/>
          <table:table-cell table:formula="of:=[.F208]-[.$D$15]" office:value-type="float" office:value="0.408" calcext:value-type="float">
            <text:p>0.408</text:p>
          </table:table-cell>
          <table:table-cell table:formula="of:=[.$D$7]*([.$D$2]/2)^2/(2*[.$D$3])*(1-[.F209]^2/([.$D$2]/2)^2)" office:value-type="float" office:value="0.537600000000001" calcext:value-type="float">
            <text:p>0.537600000000001</text:p>
          </table:table-cell>
          <table:table-cell/>
        </table:table-row>
        <table:table-row table:style-name="ro1">
          <table:table-cell table:number-columns-repeated="5"/>
          <table:table-cell table:formula="of:=[.F209]-[.$D$15]" office:value-type="float" office:value="0.407" calcext:value-type="float">
            <text:p>0.407</text:p>
          </table:table-cell>
          <table:table-cell table:formula="of:=[.$D$7]*([.$D$2]/2)^2/(2*[.$D$3])*(1-[.F210]^2/([.$D$2]/2)^2)" office:value-type="float" office:value="0.539863888888889" calcext:value-type="float">
            <text:p>0.539863888888889</text:p>
          </table:table-cell>
          <table:table-cell/>
        </table:table-row>
        <table:table-row table:style-name="ro1">
          <table:table-cell table:number-columns-repeated="5"/>
          <table:table-cell table:formula="of:=[.F210]-[.$D$15]" office:value-type="float" office:value="0.406" calcext:value-type="float">
            <text:p>0.406</text:p>
          </table:table-cell>
          <table:table-cell table:formula="of:=[.$D$7]*([.$D$2]/2)^2/(2*[.$D$3])*(1-[.F211]^2/([.$D$2]/2)^2)" office:value-type="float" office:value="0.542122222222223" calcext:value-type="float">
            <text:p>0.542122222222223</text:p>
          </table:table-cell>
          <table:table-cell/>
        </table:table-row>
        <table:table-row table:style-name="ro1">
          <table:table-cell table:number-columns-repeated="5"/>
          <table:table-cell table:formula="of:=[.F211]-[.$D$15]" office:value-type="float" office:value="0.405" calcext:value-type="float">
            <text:p>0.405</text:p>
          </table:table-cell>
          <table:table-cell table:formula="of:=[.$D$7]*([.$D$2]/2)^2/(2*[.$D$3])*(1-[.F212]^2/([.$D$2]/2)^2)" office:value-type="float" office:value="0.544375000000001" calcext:value-type="float">
            <text:p>0.544375000000001</text:p>
          </table:table-cell>
          <table:table-cell/>
        </table:table-row>
        <table:table-row table:style-name="ro1">
          <table:table-cell table:number-columns-repeated="5"/>
          <table:table-cell table:formula="of:=[.F212]-[.$D$15]" office:value-type="float" office:value="0.404" calcext:value-type="float">
            <text:p>0.404</text:p>
          </table:table-cell>
          <table:table-cell table:formula="of:=[.$D$7]*([.$D$2]/2)^2/(2*[.$D$3])*(1-[.F213]^2/([.$D$2]/2)^2)" office:value-type="float" office:value="0.546622222222223" calcext:value-type="float">
            <text:p>0.546622222222223</text:p>
          </table:table-cell>
          <table:table-cell/>
        </table:table-row>
        <table:table-row table:style-name="ro1">
          <table:table-cell table:number-columns-repeated="5"/>
          <table:table-cell table:formula="of:=[.F213]-[.$D$15]" office:value-type="float" office:value="0.403" calcext:value-type="float">
            <text:p>0.403</text:p>
          </table:table-cell>
          <table:table-cell table:formula="of:=[.$D$7]*([.$D$2]/2)^2/(2*[.$D$3])*(1-[.F214]^2/([.$D$2]/2)^2)" office:value-type="float" office:value="0.548863888888889" calcext:value-type="float">
            <text:p>0.548863888888889</text:p>
          </table:table-cell>
          <table:table-cell/>
        </table:table-row>
        <table:table-row table:style-name="ro1">
          <table:table-cell table:number-columns-repeated="5"/>
          <table:table-cell table:formula="of:=[.F214]-[.$D$15]" office:value-type="float" office:value="0.402" calcext:value-type="float">
            <text:p>0.402</text:p>
          </table:table-cell>
          <table:table-cell table:formula="of:=[.$D$7]*([.$D$2]/2)^2/(2*[.$D$3])*(1-[.F215]^2/([.$D$2]/2)^2)" office:value-type="float" office:value="0.551100000000001" calcext:value-type="float">
            <text:p>0.551100000000001</text:p>
          </table:table-cell>
          <table:table-cell/>
        </table:table-row>
        <table:table-row table:style-name="ro1">
          <table:table-cell table:number-columns-repeated="5"/>
          <table:table-cell table:formula="of:=[.F215]-[.$D$15]" office:value-type="float" office:value="0.401" calcext:value-type="float">
            <text:p>0.401</text:p>
          </table:table-cell>
          <table:table-cell table:formula="of:=[.$D$7]*([.$D$2]/2)^2/(2*[.$D$3])*(1-[.F216]^2/([.$D$2]/2)^2)" office:value-type="float" office:value="0.553330555555556" calcext:value-type="float">
            <text:p>0.553330555555556</text:p>
          </table:table-cell>
          <table:table-cell/>
        </table:table-row>
        <table:table-row table:style-name="ro1">
          <table:table-cell table:number-columns-repeated="5"/>
          <table:table-cell table:formula="of:=[.F216]-[.$D$15]" office:value-type="float" office:value="0.4" calcext:value-type="float">
            <text:p>0.4</text:p>
          </table:table-cell>
          <table:table-cell table:formula="of:=[.$D$7]*([.$D$2]/2)^2/(2*[.$D$3])*(1-[.F217]^2/([.$D$2]/2)^2)" office:value-type="float" office:value="0.555555555555556" calcext:value-type="float">
            <text:p>0.5555555555555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 style:data-style-name="N2" text:time-value="23:47:35.5993083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5T01:13:03.453060853</meta:creation-date>
    <meta:generator>LibreOffice/6.4.7.2$Linux_X86_64 LibreOffice_project/40$Build-2</meta:generator>
    <dc:date>2024-06-22T00:51:00.243306316</dc:date>
    <meta:editing-duration>P9DT16H31M25S</meta:editing-duration>
    <meta:editing-cycles>14</meta:editing-cycles>
    <meta:document-statistic meta:table-count="1" meta:cell-count="450" meta:object-count="0"/>
  </office:meta>
</office:document-meta>
</file>